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iscLib.xml"/>
  <manifest:file-entry manifest:media-type="text/xml" manifest:full-path="Basic/Standard/script-lb.xml"/>
  <manifest:file-entry manifest:media-type="text/xml" manifest:full-path="Basic/Standard/DocConverter.xml"/>
  <manifest:file-entry manifest:media-type="text/xml" manifest:full-path="Basic/script-lc.xml"/>
  <manifest:file-entry manifest:media-type="text/xml" manifest:full-path="settings.xml"/>
  <manifest:file-entry manifest:media-type="text/xml" manifest:full-path="styles.xml"/>
  <manifest:file-entry manifest:media-type="text/xml" manifest:full-path="meta.xml"/>
  <manifest:file-entry manifest:media-type="text/xml" manifest:full-path="Dialogs/dialog-lc.xml"/>
  <manifest:file-entry manifest:media-type="text/xml" manifest:full-path="Dialogs/Standard/DocConverter_GUI.xml"/>
  <manifest:file-entry manifest:media-type="text/xml" manifest:full-path="Dialogs/Standard/dialog-lb.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false" fo:min-height="4.473cm" fo:min-width="19.234cm"/>
    </style:style>
    <style:style style:name="gr2" style:family="graphic" style:parent-style-name="standard">
      <style:graphic-properties draw:stroke="none" svg:stroke-color="#000000" draw:fill="none" draw:fill-color="#ffffff" draw:textarea-horizontal-align="left" draw:auto-grow-height="true" draw:auto-grow-width="false" fo:min-height="4.679cm" fo:min-width="19.234cm"/>
    </style:style>
    <style:style style:name="gr3" style:family="graphic" style:parent-style-name="standard">
      <style:graphic-properties draw:stroke="none" svg:stroke-color="#000000" draw:fill="none" draw:fill-color="#ffffff" draw:textarea-horizontal-align="left" draw:auto-grow-height="true" draw:auto-grow-width="true" fo:min-height="1.573cm" fo:min-width="7.662cm"/>
    </style:style>
    <style:style style:name="P1" style:family="paragraph">
      <style:paragraph-properties fo:text-align="start"/>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8pt"/>
    </style:style>
    <style:style style:name="T1" style:family="text">
      <style:text-properties fo:font-size="14pt"/>
    </style:style>
    <style:style style:name="T2" style:family="text">
      <style:text-properties fo:font-size="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form:form form:name="Standard" form:apply-filter="true" form:command-type="table" form:control-implementation="ooo:com.sun.star.form.component.Form" office:target-frame="" xlink:href="" xlink:type="simple">
            <form:button form:name="PushButton" form:control-implementation="ooo:com.sun.star.form.component.CommandButton" xml:id="control1" form:id="control1" form:label="Document Converter" office:target-frame="" xlink:href="" form:image-data="" form:delay-for-repeat="PT0.50S" form:image-position="center">
              <form:properties>
                <form:property form:property-name="DefaultControl" office:value-type="string" office:string-value="stardiv.one.form.control.CommandButton"/>
              </form:properties>
              <office:event-listeners>
                <script:event-listener script:language="ooo:StarBasic" script:event-name="form:performaction" script:macro-name="document:Standard.DocConverter.DocConverterDialog"/>
              </office:event-listeners>
            </form:button>
          </form:form>
        </office:forms>
        <draw:control draw:style-name="standard" draw:text-style-name="P1" draw:layer="controls" svg:width="4.913cm" svg:height="1.47cm" svg:x="1.092cm" svg:y="0.966cm" draw:control="control1"/>
        <draw:frame draw:style-name="gr1" draw:text-style-name="P3" draw:layer="layout" svg:width="13.408cm" svg:height="4.473cm" svg:x="0.894cm" svg:y="2.719cm">
          <draw:text-box>
            <text:p text:style-name="P2"><text:span text:style-name="T1">Click the Document Converter button to display a dialog box that allows you to convert a batch of documents from any supported OpenOffice.org format to any other supported OpenOffice.org format. <text:s/>For example, you could convert a bunch of RTF files into PDF files.</text:span></text:p>
            <text:p text:style-name="P2"><text:span text:style-name="T1"/></text:p>
            <text:p text:style-name="P2"><text:span text:style-name="T1">This program is a work in progress, and therefore may not incorporate every possible filter supported by OpenOffice.org.</text:span></text:p>
          </draw:text-box>
        </draw:frame>
        <draw:frame draw:style-name="gr2" draw:text-style-name="P3" draw:layer="layout" svg:width="13.427cm" svg:height="4.679cm" svg:x="0.894cm" svg:y="7.356cm">
          <draw:text-box>
            <text:p text:style-name="P2"><text:span text:style-name="T1">Copyright 2003 Danny Brewer. <text:s/>All rights reserved.</text:span></text:p>
            <text:p text:style-name="P2"><text:span text:style-name="T1">Modified by Dan Horwood, 05/2006, to support new OpenDocument files.</text:span></text:p>
            <text:p text:style-name="P2"><text:span text:style-name="T1">Anyone may run this program. <text:s/>Modification and Distribution of this program are licensed by the author subject to the terms of the Gnu Lesser General Public License.</text:span></text:p>
            <text:p text:style-name="P2"><text:span text:style-name="T1">You can find the license text here: <text:s/></text:span><text:span text:style-name="T1"><text:a xlink:href="http://www.gnu.org/licenses/lgpl.html">http://www.gnu.org/licenses/lgpl.html</text:a></text:span></text:p>
          </draw:text-box>
        </draw:frame>
        <draw:frame draw:style-name="gr3" draw:text-style-name="P5" draw:layer="layout" svg:width="7.662cm" svg:height="1.573cm" svg:x="6.409cm" svg:y="0.893cm">
          <draw:text-box>
            <text:p text:style-name="P4"><text:span text:style-name="T2">Danny's Document Converter</text:span></text:p>
            <text:p text:style-name="P4"><text:span text:style-name="T2">2006-05-26</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Gothic" style:font-pitch-asian="variable" style:font-size-asian="24pt" style:font-style-asian="normal" style:font-weight-asian="normal" style:font-family-complex="Lucidasan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Объект_20_без_20_заливки_20_и_20_контура" style:display-name="Объект без заливки и контура"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635cm" fo:margin-bottom="0.665cm" fo:margin-left="0.635cm" fo:margin-right="0.665cm" fo:page-width="15.24cm" fo:page-height="12.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1$Win32 OpenOffice.org_project/411m6$Build-9775</meta:generator>
    <meta:creation-date>2003-09-20T07:34:19</meta:creation-date>
    <dc:date>2014-10-08T09:57:12.73</dc:date>
    <dc:language>en-US</dc:language>
    <meta:editing-cycles>116</meta:editing-cycles>
    <meta:editing-duration>PT16H28M27S</meta:editing-duration>
    <meta:document-statistic meta:object-count="4"/>
    <meta:user-defined meta:name="Info 1"/>
    <meta:user-defined meta:name="Info 2"/>
    <meta:user-defined meta:name="Info 3"/>
    <meta:user-defined meta:name="Info 4"/>
  </office:meta>
</office:document-meta>
</file>

<file path=Basic/Standard/DocConverter.xml><?xml version="1.0" encoding="utf-8"?>
<!DOCTYPE module  PUBLIC '-//OpenOffice.org//DTD OfficeDocument 1.0//EN'  'module.dtd'>
<script:module xmlns:script="http://openoffice.org/2000/script" script:name="DocConverter" script:language="StarBasic">REM  *****  BASIC  *****

' Revised: 2003-10-26-05

' This module displays Danny's Document Converter dialog.
'
' This dialog is an auto pilot that helps a user to convert
'  a batch of documents from one supported OOo import format
'  to another supported output OOo format.

'************************************************************
'	Copyright (c) 2003 Danny Brewer
'	Anyone may run this code.
'	If you wish to modify or distribute this code, then
'	 you are granted a license to do so under the terms
'	 of the Gnu Lesser General Public License.
'	See:  http://www.gnu.org/licenses/lgpl.html
'************************************************************


Const DEFAULT_SOURCE_FOLDER = ""
Const DEFAUOT_DEST_FOLDER = ""

'Const DEFAULT_SOURCE_FOLDER = "/home/danny/Desktop/00Docs-Source"


'------------------------------------------------------------
' These are the pages of the dialog box.
' Click on the DocConverter_GUI tab in the Basic IDE.
' Select the frame of the dialog box.
' Right-click and display the property sheet.
' Change the Page (step) property to one of the numbers below,
'  and then you can edit the gui for that page.
Const PAGE_FOLDERS				= 1
Const PAGE_DOC_TYPE				= 2

Const PAGE_READY_TO_BEGIN		= 10
Const PAGE_DONE					= 12
Const PAGE_INTERRUPTED			= 13

Const PAGE_WRITER_SOURCE_TYPE	= 71
Const PAGE_CALC_SOURCE_TYPE		= 72
Const PAGE_IMPRESS_SOURCE_TYPE	= 73
Const PAGE_DRAW_SOURCE_TYPE		= 74

Const PAGE_WRITER_DEST_TYPE		= 81
Const PAGE_CALC_DEST_TYPE		= 82
Const PAGE_IMPRESS_DEST_TYPE	= 83
Const PAGE_DRAW_DEST_TYPE		= 84
'------------------------------------------------------------



'------------------------------------------------------------
'	Variables common to functions in this library.
'------------------------------------------------------------

' The dialog is kept in a global variable so that other subroutines can access it (below).
Private oDialog As Object

' Items from PAGE_FOLDERS
Private cSourceFolder As String
Private cDestFolder As String

' Items from PAGE_DOC_TYPE
Private nDocType As Long
'  nDocType: (1=Writer, 2=Calc, 3=Impress, 4=Draw)

' The Next button from the following pages
'  set these variables.
'		PAGE_WRITER_SOURCE_TYPE
'		PAGE_CALC_SOURCE_TYPE
'		PAGE_IMPRESS_SOURCE_TYPE
'		PAGE_DRAW_SOURCE_TYPE
Private cSourceType As String
Private oImportOptions As Object

' The Next button from the following pages
'  set these variables.
'		PAGE_WRITER_DEST_TYPE
'		PAGE_CALC_DEST_TYPE
'		PAGE_IMPRESS_DEST_TYPE
'		PAGE_DRAW_DEST_TYPE
Private cDestType As String
Private oExportOptions As Object

' Items for PAGE_READY_TO_BEGIN
Private bInterrupted As Boolean



'==================================================
'	Main entry point.
'	Procedure to display the dialog box and
'	 run the entire conversion routine.
'	All the routines after this group are called
'	 as a result of the user manipulating controls
'	 on the dialog box.
'==================================================


Sub Main
	DocConverterDialog()
End Sub

Sub DocConverterDialog()
	
	' Make sure this library, with its dialog is loaded.
	DialogLibraries.LoadLibrary( "Standard" )
	
	' Create the dialog object.
	oDialog = createUnoDialog( DialogLibraries.getByName( "Standard" ).getByName( "DocConverter_GUI" ) )
	
	' Initialize a control for my convenience in testing. :-)
	oDialog.getControl( "pg01_txtSourceFolder" ).setText( DEFAULT_SOURCE_FOLDER )
	oDialog.getControl( "pg01_txtDestFolder" ).setText( DEFAULT_DEST_FOLDER )
	
	' Start out on the first page.
	oDialog.Model.Step = PAGE_FOLDERS
	
	' Display the dialog.
	' This routine call does not return until the dialog is dismissed.
	' All the other event handling subroutines are called as a side effect
	'  of the user manipulating controls on the dialog box while execution
	'  is stuck on this single line.
	oDialog.execute()
	
	' Execution does not reach this point until the dialog is dismissed.
	' One of two things must have happened in order to get to here.
	'  1. User clicked the close box of the window.
	'  2. Some event handling routine (below)
	'     could have called endExecute() on the dialog.
End Sub



'==================================================
' All of the following routines are event handlers
'  for the various controls on the dialog box.
'==================================================


' All of the Cancel buttons from all pages fire this method.
Sub btnCancel_Clicked()
	oDialog.endExecute()
End Sub



'-----
'	PAGE_FOLDERS
'-----

Sub pg01_btnBack_Clicked()
End Sub

' From the folders page, if user clicks Next,
'  then verify that the folder pathnames entered are valid,
'  give error message or move on to next page.
Sub pg01_btnNext_Clicked()
	cSourceFolder = oDialog.getControl( "pg01_txtSourceFolder" ).getText()
	cDestFolder = oDialog.getControl( "pg01_txtDestFolder" ).getText()
	
	cSourceFolder = RemoveTrailingSlash( cSourceFolder )
	cDestFolder = RemoveTrailingSlash( cDestFolder )
	
	If IsFile( cSourceFolder ) Then
		MsgBox( "The source folder must be the pathname of a folder, not a file.", 16 )
		Exit Sub
	ElseIf Not IsFolder( cSourceFolder ) Then
		MsgBox( "Please enter a valid folder pathname for the source folder.", 16 )
		Exit Sub
	End If
	
	If Len( cDestFolder ) = 0 Then
		cDestFolder = cSourceFolder
	ElseIf IsFile( cDestFolder ) Then
		MsgBox( "The destination folder must be the pathname of a folder, not a file.", 16 )
		Exit Sub
	ElseIf Not IsFolder( cDestFolder ) Then
		MsgBox( "Please enter a valid folder pathname for the destination folder.", 16 )
		Exit Sub
	End If
	
	' Change which dialog page is displayed.
	oDialog.Model.Step = PAGE_DOC_TYPE
End Sub

Sub pg01_btnBrowseSource_Clicked()
	cSourceFolder = oDialog.getControl( "pg01_txtSourceFolder" ).getText()

	oFolderDialog = createUnoService( "com.sun.star.ui.dialogs.FolderPicker" )
	oFolderDialog.setDescription( "Select the Source folder.")
	If cSourceFolder &lt;&gt; ""  And  IsFolder( cSourceFolder ) Then
		cSourceFolder = ConvertToURL( cSourceFolder )
		oFolderDialog.setDisplayDirectory( cSourceFolder )
	EndIf
	oFolderDialog.execute()
	
	cSourceFolder = oFolderDialog.getDirectory()
	cSourceFolder = ConvertFromURL( cSourceFolder )
	oDialog.getControl( "pg01_txtSourceFolder" ).setText( cSourceFolder )
End Sub

Sub pg01_btnBrowseDest_Clicked()
	cDestFolder = oDialog.getControl( "pg01_txtDestFolder" ).getText()

	oFolderDialog = createUnoService( "com.sun.star.ui.dialogs.FolderPicker" )
	oFolderDialog.setDescription( "Select the Destination folder.")
	If cDestFolder &lt;&gt; ""  And  IsFolder( cDestFolder ) Then
		cDestFolder = ConvertToURL( cDestFolder )
		oFolderDialog.setDisplayDirectory( cDestFolder )
	Else
		cSourceFolder = oDialog.getControl( "pg01_txtSourceFolder" ).getText()
		If cSourceFolder &lt;&gt; ""  And  IsFolder( cSourceFolder ) Then
			cSourceFolder = ConvertToURL( cSourceFolder )
			oFolderDialog.setDisplayDirectory( cSourceFolder )
		EndIf
	EndIf
	oFolderDialog.execute()
	
	cDestFolder = oFolderDialog.getDirectory()
	cDestFolder = ConvertFromURL( cDestFolder )
	oDialog.getControl( "pg01_txtDestFolder" ).setText( cDestFolder )
End Sub


'-----
'	PAGE_DOC_TYPE
'-----

' From DocType, if they click Back, then change which page is displayed.
Sub pg02_btnBack_Clicked()
	' Change which dialog page is displayed.
	oDialog.Model.Step = PAGE_FOLDERS
End Sub

' From DocType, if they click Next, then record which option button
'  was selected, and move on to a different page based on
'  which option was picked.
Sub pg02_btnNext_Clicked()
	If oDialog.getControl( "pg02_optWriter" ).getState() Then
		nDocType = 1
		
		' Change which dialog page is displayed.
		oDialog.Model.Step = PAGE_WRITER_SOURCE_TYPE
		
	ElseIf oDialog.getControl( "pg02_optCalc" ).getState() Then
		nDocType = 2
		
		' Change which dialog page is displayed.
		oDialog.Model.Step = PAGE_CALC_SOURCE_TYPE
		
	ElseIf oDialog.getControl( "pg02_optImpress" ).getState() Then
		nDocType = 3
		
		' Change which dialog page is displayed.
		oDialog.Model.Step = PAGE_IMPRESS_SOURCE_TYPE
		
	ElseIf oDialog.getControl( "pg02_optDraw" ).getState() Then
		nDocType = 4
		
		' Change which dialog page is displayed.
		oDialog.Model.Step = PAGE_DRAW_SOURCE_TYPE
		
	Else
		nDocType = 0
	EndIf
End Sub


'-----
'	PAGE_READY_TO_BEGIN
'-----

Sub pg10_btnBack_Clicked()
	Select Case nDocType
		Case 1:
			' Change which dialog page is displayed.
			oDialog.Model.Step = PAGE_WRITER_DEST_TYPE
		Case 2:
			' Change which dialog page is displayed.
			oDialog.Model.Step = PAGE_CALC_DEST_TYPE
		Case 3:
			' Change which dialog page is displayed.
			oDialog.Model.Step = PAGE_IMPRESS_DEST_TYPE
		Case 4:
			' Change which dialog page is displayed.
			oDialog.Model.Step = PAGE_DRAW_DEST_TYPE
	End Select
End Sub

Sub pg10_btnNext_Clicked()
	BeginConversion()
End Sub

' This one is not an event handler.
' Call this to initialize the fields on the Ready page.
Sub SetupPage_READY_TO_BEGIN()
	' Find out how many source files there are to convert.
	nNumFiles = CountSourceFiles()
	
	' Initialize some text fields on the Ready page.
	oDialog.getControl( "pg10_fldNumDocs" ).setText( CSTR( nNumFiles ) )
	oDialog.getControl( "pg10_fldSourceType" ).setText( cSourceType )
	oDialog.getControl( "pg10_fldDestType" ).setText( cDestType )	
	oDialog.getControl( "pg10_fldSourcePath" ).setText( cSourceFolder )
	oDialog.getControl( "pg10_fldDestPath" ).setText( cDestFolder )
	
	' Get some of of the controls from this dialog page.
	oProgress = oDialog.getControl( "pg10_progressBar")
	oFld1 = oDialog.getControl( "pg10_fld1" )
	oFld2 = oDialog.getControl( "pg10_fld2" )
	oFld3 = oDialog.getControl( "pg10_fld3" )
	' Start the progress bar at zero.
	oProgress.Model.ProgressValue = 0
	oFld1.setText( "" )
	oFld2.setText( "" )
	oFld3.setText( "" )
	
	oDialog.getControl( "pg10_btnStop" ).setEnable( False )
	oDialog.getControl( "pg10_btnCancel" ).setEnable( True )
	oDialog.getControl( "pg10_btnBack" ).setEnable( True )
	oDialog.getControl( "pg10_btnNext" ).setEnable( True )
End Sub

Sub pg10_btnStop_Clicked()
	bInterrupted = True
End Sub


'-----
'	PAGE_DONE
'-----

Sub pg12_btnBack_Clicked()
End Sub

Sub pg12_btnNext_Clicked()
	' Change which dialog page is displayed.
	oDialog.Model.Step = PAGE_FOLDERS
End Sub


'-----
'	PAGE_INTERRUPTED
'-----

Sub pg13_btnBack_Clicked()
	' Act as if we went back from the Ready page.
	pg10_btnBack_Clicked()
End Sub

Sub pg13_btnNext_Clicked()
	' Change which dialog page is displayed.
	oDialog.Model.Step = PAGE_FOLDERS
End Sub


'-----
'	PAGE_WRITER_SOURCE_TYPE
'-----

Sub pg71_btnBack_Clicked()
	' Change which dialog page is displayed.
	oDialog.Model.Step = PAGE_DOC_TYPE
End Sub

Sub pg71_btnNext_Clicked()
	cImportFilter = ""

	If oDialog.getControl( "pg71_optSXW" ).getState() Then
		cSourceType = "SXW"
	ElseIf oDialog.getControl( "pg71_optSTW" ).getState() Then
		cSourceType = "STW"
	ElseIf oDialog.getControl( "pg71_optDOC" ).getState() Then
		cSourceType = "DOC"
	ElseIf oDialog.getControl( "pg71_optTXT" ).getState() Then
		cSourceType = "TXT"
	ElseIf oDialog.getControl( "pg71_optRTF" ).getState() Then
		cSourceType = "RTF"
'		cImportFilter = "Rich Text Format"
	ElseIf oDialog.getControl( "pg71_optSGF" ).getState() Then
		cSourceType = "SGF"
		cImportFilter = "SGF - StarOffice Writer SGF"
	ElseIf oDialog.getControl( "pg71_optODT" ).getState() Then
		cSourceType = "ODT"
	Else
		cSourceType = ""
	EndIf
	
' Unused filters
'DocBook File'
'Flat XML File'
'HTML (StarWriter)'
'Microsoft Word 2003 XML'
'MS WinWord 6.0',
'MS Word 95',
'MS Word 95 Vorlage',
'MS Word 97',
'MS Word 97 Vorlage',
'StarOffice XML (Writer)'
'StarWriter 1.0',
'StarWriter 2.0',
'StarWriter 3.0',
'StarWriter 3.0 (StarWriter/GlobalDocument)',
'StarWriter 3.0 (StarWriter/Web)',
'StarWriter 3.0 Vorlage/Template',
'StarWriter 4.0',
'StarWriter 4.0 (StarWriter/GlobalDocument)',
'StarWriter 4.0 (StarWriter/Web)',
'StarWriter 4.0 Vorlage/Template',
'StarWriter 4.0/GlobalDocument',
'StarWriter 5.0',
'StarWriter 5.0 (StarWriter/GlobalDocument)',
'StarWriter 5.0 (StarWriter/Web)',
'StarWriter 5.0 Vorlage/Template',
'StarWriter 5.0/GlobalDocument',
'StarWriter DOS',
'StarWriter/Web 4.0 Vorlage/Template',
'StarWriter/Web 5.0 Vorlage/Template',
'Text',
'Text (StarWriter/Web)',
'Text (encoded)',
'Text (encoded) (StarWriter/GlobalDocument)',
'Text (encoded) (StarWriter/Web)',
'XHTML File'
'writer_StarOffice_XML_Writer_Template',
'writer_globaldocument_StarOffice_XML_Writer',
'writer_globaldocument_StarOffice_XML_Writer_GlobalDocument',
'writer_globaldocument_pdf_Export',
'writer_web_HTML_help',
'writer_web_StarOffice_XML_Writer',
'writer_web_StarOffice_XML_Writer_Web_Template',
	
	If cImportFilter = "" Then
'		oImportOptions = Array()
		oImportOptions = Array(_
			MakePropertyValue( "Hidden", True )_
			)
	Else
		oImportOptions = Array(_
			MakePropertyValue( "Hidden", True ),_
			MakePropertyValue( "FilterName", cImportFilter )_
			)
	EndIf
	
	If Len( cSourceType ) &gt; 0 Then
		' Change which dialog page is displayed.
		oDialog.Model.Step = PAGE_WRITER_DEST_TYPE
	EndIf
End Sub


'-----
'	PAGE_CALC_SOURCE_TYPE
'-----

Sub pg72_btnBack_Clicked()
	' Change which dialog page is displayed.
	oDialog.Model.Step = PAGE_DOC_TYPE
End Sub

Sub pg72_btnNext_Clicked()
	cImportFilter = ""

	If oDialog.getControl( "pg72_optSXC" ).getState() Then
		cSourceType = "SXC"
	ElseIf oDialog.getControl( "pg72_optXLS" ).getState() Then
		cSourceType = "XLS"
	ElseIf oDialog.getControl( "pg72_optODS" ).getState() Then
		cSourceType = "ODS"
	ElseIf oDialog.getControl( "pg72_optCSV" ).getState() Then
		cSourceType = "CSV"
	ElseIf oDialog.getControl( "pg72_optWKS" ).getState() Then
		cSourceType = "WKS"
		cImportFilter = "Lotus"
	ElseIf oDialog.getControl( "pg72_optDIF" ).getState() Then
		cSourceType = "DIF"
		cImportFilter = "DIF"
	ElseIf oDialog.getControl( "pg72_optSYLK" ).getState() Then
		cSourceType = "SYLK"
		cImportFilter = "SYLK"
	ElseIf oDialog.getControl( "pg72_optDBF" ).getState() Then
		cSourceType = "DBF"
		cImportFilter = "dBase"
	ElseIf oDialog.getControl( "pg72_optHTML" ).getState() Then
		cSourceType = "HTML"
		cImportFilter = "HTML (StarCalc)"
	ElseIf oDialog.getControl( "pg72_optRTF" ).getState() Then
		cSourceType = "RTF"
		cImportFilter = "Rich Text Format (StarCalc)"
	Else
		cSourceType = ""
	EndIf
	
' Unused filters
'MS Excel 4.0',
'MS Excel 4.0 Vorlage/Template',
'MS Excel 5.0/95',
'MS Excel 5.0/95 Vorlage/Template',
'MS Excel 95',
'MS Excel 95 Vorlage/Template',
'MS Excel 97',
'MS Excel 97 Vorlage/Template',
'StarCalc 1.0',
'StarCalc 3.0',
'StarCalc 3.0 Vorlage/Template',
'StarCalc 4.0',
'StarCalc 4.0 Vorlage/Template',
'StarCalc 5.0',
'StarCalc 5.0 Vorlage/Template',
'StarOffice XML (Calc)',
'calc_HTML_WebQuery',
'calc_StarOffice_XML_Calc_Template',


	If cImportFilter = "" Then
'		oImportOptions = Array()
		oImportOptions = Array(_
			MakePropertyValue( "Hidden", True )_
			)
	Else
		oImportOptions = Array(_
			MakePropertyValue( "Hidden", True ),_
			MakePropertyValue( "FilterName", cImportFilter )_
			)
	EndIf
	
	If Len( cSourceType ) &gt; 0 Then
		' Change which dialog page is displayed.
		oDialog.Model.Step = PAGE_CALC_DEST_TYPE
	EndIf
End Sub


'-----
'	PAGE_IMPRESS_SOURCE_TYPE
'-----

Sub pg73_btnBack_Clicked()
	' Change which dialog page is displayed.
	oDialog.Model.Step = PAGE_DOC_TYPE
End Sub

Sub pg73_btnNext_Clicked()
	cImportFilter = ""

	If oDialog.getControl( "pg73_optSXI" ).getState() Then
		cSourceType = "SXI"
	ElseIf oDialog.getControl( "pg73_optSTI" ).getState() Then
		cSourceType = "STI"
		cImportFilter = "impress_StarOffice_XML_Impress_Template"
		
	ElseIf oDialog.getControl( "pg73_optPPT1" ).getState() Then
		cSourceType = "PPT"
		cImportFilter = "MS PowerPoint 97"
	ElseIf oDialog.getControl( "pg73_optPPT2" ).getState() Then
		cSourceType = "PPT"
		cImportFilter = "MS PowerPoint 97 Vorlage"
		
	ElseIf oDialog.getControl( "pg73_optSXD" ).getState() Then
		cSourceType = "SXD"
		cImportFilter = "impress_StarOffice_XML_Draw"
	ElseIf oDialog.getControl( "pg73_optSTD" ).getState() Then
		cSourceType = "STD"
		cImportFilter = "impress_StarOffice_XML_Draw"
	ElseIf oDialog.getControl( "pg73_optODP" ).getState() Then
		cSourceType = "ODP"
	Else
		cSourceType = ""
	EndIf

' Unused filters
'BMP - MS Windows',
'CGM - Computer Graphics Metafile',
'DXF - AutoCAD Interchange',
'EMF - MS Windows Metafile',
'EPS - Encapsulated PostScript',
'GIF - Graphics Interchange',
'JPG - JPEG',
'MET - OS/2 Metafile',
'MS PowerPoint 97',
'MS PowerPoint 97 Vorlage',
'PBM - Portable Bitmap',
'PCT - Mac Pict',
'PCX - Zsoft Paintbrush',
'PGM - Portable Graymap',
'PNG - Portable Network Graphic',
'PPM - Portable Pixelmap',
'PSD - Adobe Photoshop',
'RAS - Sun Rasterfile',
'SGV - StarDraw 2.0',
'SVM - StarView Metafile',
'StarDraw 3.0 (StarImpress)',
'StarDraw 3.0 Vorlage (StarImpress)',
'StarDraw 5.0 (StarImpress)',
'StarDraw 5.0 Vorlage (StarImpress)',
'StarImpress 4.0'
'StarImpress 4.0 Vorlage'
'StarImpress 5.0'
'StarImpress 5.0 (packed)'
'StarImpress 5.0 Vorlage'
'StarOffice XML (Impress)'
'TGA - Truevision TARGA',
'TIF - Tag Image File',
'WMF - MS Windows Metafile',
'XBM - X-Consortium',
'XPM',
'bmp_Import',
'impress_StarOffice_XML_Impress_Template',
'impress_bmp_Export',
'impress_emf_Export',
'impress_eps_Export',
'impress_flash_Export',
'impress_gif_Export',
'impress_html_Export',
'impress_jpg_Export',
'impress_met_Export',
'impress_pbm_Export',
'impress_pct_Export',
'impress_pdf_Export',
'impress_pgm_Export',
'impress_png_Export',
'impress_ppm_Export',
'impress_ras_Export',
'impress_svg_Export',
'impress_svm_Export',
'impress_tif_Export',
'impress_wmf_Export',
'impress_xpm_Export',
'jpg_Export',
'jpg_Import',

	
	If cImportFilter = "" Then
'		oImportOptions = Array()
		oImportOptions = Array(_
			MakePropertyValue( "Hidden", True )_
			)
	Else
		oImportOptions = Array(_
			MakePropertyValue( "Hidden", True ),_
			MakePropertyValue( "FilterName", cImportFilter )_
			)
	EndIf
	
	If Len( cSourceType ) &gt; 0 Then
		' Change which dialog page is displayed.
		oDialog.Model.Step = PAGE_IMPRESS_DEST_TYPE
	EndIf
End Sub


'-----
'	PAGE_DRAW_SOURCE_TYPE
'-----

Sub pg74_btnBack_Clicked()
	' Change which dialog page is displayed.
	oDialog.Model.Step = PAGE_DOC_TYPE
End Sub

Sub pg74_btnNext_Clicked()
	cImportFilter = ""

	If oDialog.getControl( "pg74_optSXD" ).getState() Then
		cSourceType = "SXD"
	ElseIf oDialog.getControl( "pg74_optSTD" ).getState() Then
		cSourceType = "STD"
	ElseIf oDialog.getControl( "pg74_optODG" ).getState() Then
		cSourceType = "ODG"
	ElseIf oDialog.getControl( "pg74_optEMF" ).getState() Then
		cSourceType = "EMF"
		cImportFilter = "EMF - MS Windows Metafile"
	ElseIf oDialog.getControl( "pg74_optMET" ).getState() Then
		cSourceType = "MET"
		cImportFilter = "MET - OS/2 Metafile"
	ElseIf oDialog.getControl( "pg74_optDXF" ).getState() Then
		cSourceType = "DXF"
		cImportFilter = "DXF - AutoCAD Interchange"
	ElseIf oDialog.getControl( "pg74_optSDA" ).getState() Then
		cSourceType = "SDA"
		cImportFilter = "StarDraw 3.0"
	ElseIf oDialog.getControl( "pg74_optSDD" ).getState() Then
		cSourceType = "SDD"
		cImportFilter = "StarDraw 3.0"
	ElseIf oDialog.getControl( "pg74_optVOR" ).getState() Then
		cSourceType = "VOR"
		cImportFilter = "StarDraw 3.0 Vorlage"
	ElseIf oDialog.getControl( "pg74_optSGV" ).getState() Then
		cSourceType = "SGV"
		cImportFilter = "SGV - StarDraw 2.0"
	ElseIf oDialog.getControl( "pg74_optEPS" ).getState() Then
		cSourceType = "EPS"
		cImportFilter = "EPS - Encapsulated PostScript"
	ElseIf oDialog.getControl( "pg74_optPCT" ).getState() Then
		cSourceType = "PCT"
		cImportFilter = "PCT - Mac Pict"
	Else
		cSourceType = ""
	EndIf
	
'???? SGF

' Unused filters
'BMP - MS Windows',
'CGM - Computer Graphics Metafile',
'GIF - Graphics Interchange',
'JPG - JPEG',
'PBM - Portable Bitmap',
'PCX - Zsoft Paintbrush',
'PGM - Portable Graymap',
'PNG - Portable Network Graphic',
'PPM - Portable Pixelmap',
'PSD - Adobe Photoshop',
'RAS - Sun Rasterfile',
'SVM - StarView Metafile',
'StarDraw 3.0 (StarImpress)',
'StarDraw 3.0 Vorlage (StarImpress)',
'StarDraw 5.0',
'StarDraw 5.0 (StarImpress)',
'StarDraw 5.0 Vorlage',
'StarDraw 5.0 Vorlage (StarImpress)',
'StarOffice XML (Draw)',
'TGA - Truevision TARGA',
'TIF - Tag Image File',
'WMF - MS Windows Metafile',
'XBM - X-Consortium',
'XPM',
'bmp_Import',
'draw_PCD_Photo_CD_Base',
'draw_PCD_Photo_CD_Base16',
'draw_PCD_Photo_CD_Base4',
'draw_StarOffice_XML_Draw_Template',
'draw_bmp_Export',
'draw_emf_Export',
'draw_eps_Export',
'draw_flash_Export',
'draw_gif_Export',
'draw_html_Export',
'draw_jpg_Export',
'draw_met_Export',
'draw_pbm_Export',
'draw_pct_Export',
'draw_pdf_Export',
'draw_pgm_Export',
'draw_png_Export',
'draw_ppm_Export',
'draw_ras_Export',
'draw_svg_Export',
'draw_svm_Export',
'draw_tif_Export',
'draw_wmf_Export',
'draw_xpm_Export',
'dxf_Import',
'emf_Export',
'emf_Import',
'eps_Export',
'eps_Import',
'gif_Export',
'gif_Import',
'jpg_Export',
'jpg_Import',
'met_Export',
'met_Import',
'pbm_Export',
'pbm_Import',
'pcd_Import_Base',
'pcd_Import_Base16',
'pcd_Import_Base4',
'pct_Export',
'pct_Import',
'pcx_Import',
'pgm_Export',
'pgm_Import',
'placeware_Export',
'png_Export',
'png_Import',
'ppm_Export',
'ppm_Import',
'psd_Import',
'ras_Export',
'ras_Import',
'sgf_Import',
'sgv_Import',
'svg_Export',
'svm_Export',
'svm_Import',
'tga_Import',
'tif_Export',
'tif_Import',
'wmf_Export',
'wmf_Import',
'xbm_Import',
'xpm_Export',
'xpm_Import'

	If cImportFilter = "" Then
'		oImportOptions = Array()
		oImportOptions = Array(_
			MakePropertyValue( "Hidden", True )_
			)
	Else
		oImportOptions = Array(_
			MakePropertyValue( "Hidden", True ),_
			MakePropertyValue( "FilterName", cImportFilter )_
			)
	EndIf
	
	If Len( cSourceType ) &gt; 0 Then
		' Change which dialog page is displayed.
		oDialog.Model.Step = PAGE_DRAW_DEST_TYPE
	EndIf
End Sub


'-----
'	PAGE_WRITER_DEST_TYPE
'-----

Sub pg81_btnBack_Clicked()
	' Change which dialog page is displayed.
	oDialog.Model.Step = PAGE_WRITER_SOURCE_TYPE
End Sub

Sub pg81_btnNext_Clicked()
	cExportFilter = ""
	
	If oDialog.getControl( "pg81_optSXW" ).getState() Then
		cDestType = "SXW"
	ElseIf oDialog.getControl( "pg81_optSTW" ).getState() Then
		cDestType = "STW"
		cExportFilter = "writer_StarOffice_XML_Writer_Template"
	ElseIf oDialog.getControl( "pg81_optODT" ).getState() Then
		cDestType = "ODT"
	
	ElseIf oDialog.getControl( "pg81_optPDF" ).getState() Then
		cDestType = "PDF"
		cExportFilter = "writer_pdf_Export"
	
	ElseIf oDialog.getControl( "pg81_optDOC1" ).getState() Then
		cDestType = "DOC"
		cExportFilter = "MS WinWord 6.0"
	ElseIf oDialog.getControl( "pg81_optDOC2" ).getState() Then
		cDestType = "DOC"
		cExportFilter = "MS Word 97"
	ElseIf oDialog.getControl( "pg81_optDOC3" ).getState() Then
		cDestType = "DOC"
		cExportFilter = "MS Word 97 Vorlage"
	ElseIf oDialog.getControl( "pg81_optDOC4" ).getState() Then
		cDestType = "DOC"
		cExportFilter = "MS Word 95"
	ElseIf oDialog.getControl( "pg81_optDOC5" ).getState() Then
		cDestType = "DOC"
		cExportFilter = "MS Word 95 Vorlage"
	ElseIf oDialog.getControl( "pg81_optDOC6" ).getState() Then
		cDestType = "DOC"
		cExportFilter = "Microsoft Word 2003 XML"
	
	ElseIf oDialog.getControl( "pg81_optTXT" ).getState() Then
		cDestType = "TXT"
		cExportFilter = "Text"
	ElseIf oDialog.getControl( "pg81_optRTF" ).getState() Then
		cDestType = "RTF"
		cExportFilter = "Rich Text Format"
	ElseIf oDialog.getControl( "pg81_optHTML" ).getState() Then
		cDestType = "HTML"
		cExportFilter = "HTML (StarWriter)"
	ElseIf oDialog.getControl( "pg81_optXHTML" ).getState() Then
		cDestType = "XHTML"
		cExportFilter = "XHTML File"
	ElseIf oDialog.getControl( "pg81_optXML" ).getState() Then
		cDestType = "XML"
		cExportFilter = "Flat XML File"
	ElseIf oDialog.getControl( "pg81_optXML2" ).getState() Then
		cDestType = "XML"
		cExportFilter = "DocBook File"
	Else
		cDestType = ""
	EndIf
	
	
' Unused filters
'Microsoft Word 2003 XML'
'MS WinWord 6.0',
'MS Word 95',
'MS Word 95 Vorlage',
'MS Word 97',
'MS Word 97 Vorlage',
'SGF - StarOffice Writer SGF'
'StarOffice XML (Writer)'
'StarWriter 1.0',
'StarWriter 2.0',
'StarWriter 3.0',
'StarWriter 3.0 (StarWriter/GlobalDocument)',
'StarWriter 3.0 (StarWriter/Web)',
'StarWriter 3.0 Vorlage/Template',
'StarWriter 4.0',
'StarWriter 4.0 (StarWriter/GlobalDocument)',
'StarWriter 4.0 (StarWriter/Web)',
'StarWriter 4.0 Vorlage/Template',
'StarWriter 4.0/GlobalDocument',
'StarWriter 5.0',
'StarWriter 5.0 (StarWriter/GlobalDocument)',
'StarWriter 5.0 (StarWriter/Web)',
'StarWriter 5.0 Vorlage/Template',
'StarWriter 5.0/GlobalDocument',
'StarWriter DOS',
'StarWriter/Web 4.0 Vorlage/Template',
'StarWriter/Web 5.0 Vorlage/Template',
'Text',
'Text (StarWriter/Web)',
'Text (encoded)',
'Text (encoded) (StarWriter/GlobalDocument)',
'Text (encoded) (StarWriter/Web)',
'writer_StarOffice_XML_Writer_Template',
'writer_globaldocument_StarOffice_XML_Writer',
'writer_globaldocument_StarOffice_XML_Writer_GlobalDocument',
'writer_globaldocument_pdf_Export',
'writer_pdf_Export',
'writer_web_HTML_help',
'writer_web_StarOffice_XML_Writer',
'writer_web_StarOffice_XML_Writer_Web_Template',
'writer_web_pdf_Export',

	If cExportFilter = "" Then
		oExportOptions = Array()
	Else
		oExportOptions = Array( MakePropertyValue( "FilterName", cExportFilter ) )
	EndIf
	
	If Len( cDestType ) &gt; 0 Then
		SetupPage_READY_TO_BEGIN()
		' Change which dialog page is displayed.
		oDialog.Model.Step = PAGE_READY_TO_BEGIN
	EndIf
End Sub


'-----
'	PAGE_CALC_DEST_TYPE
'-----

Sub pg82_btnBack_Clicked()
	' Change which dialog page is displayed.
	oDialog.Model.Step = PAGE_CALC_SOURCE_TYPE
End Sub

Sub pg82_btnNext_Clicked()
	cExportFilter = ""
	
	If oDialog.getControl( "pg82_optSXC" ).getState() Then
		cDestType = "SXC"
	ElseIf oDialog.getControl( "pg82_optSTC" ).getState() Then
		cDestType = "STC"
		cExportFilter = "calc_StarOffice_XML_Calc_Template"
	
	ElseIf oDialog.getControl( "pg82_optODS" ).getState() Then
		cDestType = "ODS"

	ElseIf oDialog.getControl( "pg82_optPDF" ).getState() Then
		cDestType = "PDF"
		cExportFilter = "calc_pdf_Export"
	
	ElseIf oDialog.getControl( "pg82_optXLS1" ).getState() Then
		cDestType = "XLS"
		cExportFilter = "MS Excel 97"	
	ElseIf oDialog.getControl( "pg82_optXLS2" ).getState() Then
		cDestType = "XLS"
		cExportFilter = "MS Excel 97 Vorlage/Template"
	ElseIf oDialog.getControl( "pg82_optXLS3" ).getState() Then
		cDestType = "XLS"
		cExportFilter = "MS Excel 95"
	ElseIf oDialog.getControl( "pg82_optXLS4" ).getState() Then
		cDestType = "XLS"
		cExportFilter = "MS Excel 95 Vorlage/Template"
	ElseIf oDialog.getControl( "pg82_optXLS5" ).getState() Then
		cDestType = "XLS"
		cExportFilter = "MS Excel 5.0/95"
	ElseIf oDialog.getControl( "pg82_optXLS6" ).getState() Then
		cDestType = "XLS"
		cExportFilter = "MS Excel 5.0/95 Vorlage/Template"
	ElseIf oDialog.getControl( "pg82_optXLS7" ).getState() Then
		cDestType = "XLS"
		cExportFilter = "MS Excel 4.0"
	ElseIf oDialog.getControl( "pg82_optXLS8" ).getState() Then
		cDestType = "XLS"
		cExportFilter = "MS Excel 4.0 Vorlage/Template"
	
	ElseIf oDialog.getControl( "pg82_optCSV" ).getState() Then
		cDestType = "CSV"
		cExportFilter = "Text - txt - csv (StarCalc)"
	ElseIf oDialog.getControl( "pg82_optWKS" ).getState() Then
		cDestType = "WKS"
		cExportFilter = "Lotus"
	ElseIf oDialog.getControl( "pg82_optDIF" ).getState() Then
		cDestType = "DIF"
		cExportFilter = "DIF"
	ElseIf oDialog.getControl( "pg82_optSYLK" ).getState() Then
		cDestType = "SYLK"
		cExportFilter = "SYLK"
	ElseIf oDialog.getControl( "pg82_optDBF" ).getState() Then
		cDestType = "DBF"
		cExportFilter = "dBase"
	
	ElseIf oDialog.getControl( "pg82_optHTML" ).getState() Then
		cDestType = "HTML"
		cExportFilter = "HTML (StarCalc)"
	Else
		cDestType = ""
	EndIf
	
	
' Unused filters
'Rich Text Format (StarCalc)',
'StarCalc 1.0',
'StarCalc 3.0',
'StarCalc 3.0 Vorlage/Template',
'StarCalc 4.0',
'StarCalc 4.0 Vorlage/Template',
'StarCalc 5.0',
'StarCalc 5.0 Vorlage/Template',
'StarOffice XML (Calc)',
'calc_HTML_WebQuery',

	If cExportFilter = "" Then
		oExportOptions = Array()
	Else
		oExportOptions = Array( MakePropertyValue( "FilterName", cExportFilter ) )
	EndIf
	
	If Len( cDestType ) &gt; 0 Then
		SetupPage_READY_TO_BEGIN()
		' Change which dialog page is displayed.
		oDialog.Model.Step = PAGE_READY_TO_BEGIN
	EndIf
End Sub


'-----
'	PAGE_IMPRESS_DEST_TYPE
'-----

Sub pg83_btnBack_Clicked()
	' Change which dialog page is displayed.
	oDialog.Model.Step = PAGE_IMPRESS_SOURCE_TYPE
End Sub

Sub pg83_btnNext_Clicked()
	cExportFilter = ""
	
	If oDialog.getControl( "pg83_optSXI" ).getState() Then
		cDestType = "SXI"
	ElseIf oDialog.getControl( "pg83_optSTI" ).getState() Then
		cDestType = "STI"
		cExportFilter = "impress_StarOffice_XML_Impress_Template"
	ElseIf oDialog.getControl( "pg83_optODP" ).getState() Then
		cDestType = "ODP"
	
	ElseIf oDialog.getControl( "pg83_optPDF" ).getState() Then
		cDestType = "PDF"
		cExportFilter = "impress_pdf_Export"
	ElseIf oDialog.getControl( "pg83_optSWF" ).getState() Then
		cDestType = "SWF"
		cExportFilter = "impress_flash_Export"
	
	ElseIf oDialog.getControl( "pg83_optPPT1" ).getState() Then
		cDestType = "PPT"
		cExportFilter = "MS PowerPoint 97"
	ElseIf oDialog.getControl( "pg83_optPPT2" ).getState() Then
		cDestType = "PPT"
		cExportFilter = "MS PowerPoint 97 Vorlage"
	
	ElseIf oDialog.getControl( "pg83_optHTML" ).getState() Then
		cDestType = "HTML"
		cExportFilter = "impress_html_Export"
	Else
		cDestType = ""
	EndIf
	
' Unused filters
'BMP - MS Windows',
'CGM - Computer Graphics Metafile',
'DXF - AutoCAD Interchange',
'EMF - MS Windows Metafile',
'EPS - Encapsulated PostScript',
'GIF - Graphics Interchange',
'JPG - JPEG',
'MET - OS/2 Metafile',
'PBM - Portable Bitmap',
'PCT - Mac Pict',
'PCX - Zsoft Paintbrush',
'PGM - Portable Graymap',
'PNG - Portable Network Graphic',
'PPM - Portable Pixelmap',
'PSD - Adobe Photoshop',
'RAS - Sun Rasterfile',
'SGV - StarDraw 2.0',
'SVM - StarView Metafile',
'StarDraw 3.0 (StarImpress)',
'StarDraw 3.0 Vorlage (StarImpress)',
'StarDraw 5.0 (StarImpress)',
'StarDraw 5.0 Vorlage (StarImpress)',
'StarImpress 4.0'
'StarImpress 4.0 Vorlage'
'StarImpress 5.0'
'StarImpress 5.0 (packed)'
'StarImpress 5.0 Vorlage'
'StarOffice XML (Impress)'
'TGA - Truevision TARGA',
'TIF - Tag Image File',
'WMF - MS Windows Metafile',
'XBM - X-Consortium',
'XPM',
'bmp_Import',
'impress_StarOffice_XML_Draw'
'impress_StarOffice_XML_Draw',
'impress_bmp_Export',
'impress_emf_Export',
'impress_eps_Export',
'impress_gif_Export',
'impress_html_Export',
'impress_jpg_Export',
'impress_met_Export',
'impress_pbm_Export',
'impress_pct_Export',
'impress_pdf_Export',
'impress_pgm_Export',
'impress_png_Export',
'impress_ppm_Export',
'impress_ras_Export',
'impress_svg_Export',
'impress_svm_Export',
'impress_tif_Export',
'impress_wmf_Export',
'impress_xpm_Export',
'jpg_Export',
'jpg_Import',

	If cExportFilter = "" Then
		oExportOptions = Array()
	Else
		oExportOptions = Array( MakePropertyValue( "FilterName", cExportFilter ) )
	EndIf
	
	If Len( cDestType ) &gt; 0 Then
		SetupPage_READY_TO_BEGIN()
		' Change which dialog page is displayed.
		oDialog.Model.Step = PAGE_READY_TO_BEGIN
	EndIf
End Sub


'-----
'	PAGE_DRAW_DEST_TYPE
'-----

Sub pg84_btnBack_Clicked()
	' Change which dialog page is displayed.
	oDialog.Model.Step = PAGE_DRAW_SOURCE_TYPE
End Sub

Sub pg84_btnNext_Clicked()
	cExportFilter = ""
	
	If oDialog.getControl( "pg84_optSXD" ).getState() Then
		cDestType = "SXI"
	ElseIf oDialog.getControl( "pg84_optSTD" ).getState() Then
		cDestType = "STI"
		cExportFilter = "draw_StarOffice_XML_Draw_Template"
	
	ElseIf oDialog.getControl( "pg84_optODG" ).getState() Then
		cDestType = "ODG"

	ElseIf oDialog.getControl( "pg84_optPDF" ).getState() Then
		cDestType = "PDF"
		cExportFilter = "draw_pdf_Export"
	
	ElseIf oDialog.getControl( "pg84_optSWF" ).getState() Then
		cDestType = "SWF"
		cExportFilter = "draw_flash_Export"
	
	ElseIf oDialog.getControl( "pg84_optHTML" ).getState() Then
		cDestType = "HTML"
		cExportFilter = "draw_html_Export"
	Else
		cDestType = ""
	EndIf
	
' Unused filters
'BMP - MS Windows',
'CGM - Computer Graphics Metafile',
'DXF - AutoCAD Interchange',
'EMF - MS Windows Metafile',
'EPS - Encapsulated PostScript',
'GIF - Graphics Interchange',
'JPG - JPEG',
'MET - OS/2 Metafile',
'PBM - Portable Bitmap',
'PCT - Mac Pict',
'PCX - Zsoft Paintbrush',
'PGM - Portable Graymap',
'PNG - Portable Network Graphic',
'PPM - Portable Pixelmap',
'PSD - Adobe Photoshop',
'RAS - Sun Rasterfile',
'SGV - StarDraw 2.0',
'SVM - StarView Metafile',
'StarDraw 3.0',
'StarDraw 3.0 (StarImpress)',
'StarDraw 3.0 Vorlage',
'StarDraw 3.0 Vorlage (StarImpress)',
'StarDraw 5.0',
'StarDraw 5.0 (StarImpress)',
'StarDraw 5.0 Vorlage',
'StarDraw 5.0 Vorlage (StarImpress)',
'StarOffice XML (Draw)',
'TGA - Truevision TARGA',
'TIF - Tag Image File',
'WMF - MS Windows Metafile',
'XBM - X-Consortium',
'XPM',
'bmp_Import',
'draw_PCD_Photo_CD_Base',
'draw_PCD_Photo_CD_Base16',
'draw_PCD_Photo_CD_Base4',
'draw_StarOffice_XML_Draw_Template',
'draw_bmp_Export',
'draw_emf_Export',
'draw_eps_Export',
'draw_gif_Export',
'draw_html_Export',
'draw_jpg_Export',
'draw_met_Export',
'draw_pbm_Export',
'draw_pct_Export',
'draw_pdf_Export',
'draw_pgm_Export',
'draw_png_Export',
'draw_ppm_Export',
'draw_ras_Export',
'draw_svg_Export',
'draw_svm_Export',
'draw_tif_Export',
'draw_wmf_Export',
'draw_xpm_Export',
'dxf_Import',
'emf_Export',
'emf_Import',
'eps_Export',
'eps_Import',
'gif_Export',
'gif_Import',
'jpg_Export',
'jpg_Import',
'met_Export',
'met_Import',
'pbm_Export',
'pbm_Import',
'pcd_Import_Base',
'pcd_Import_Base16',
'pcd_Import_Base4',
'pct_Export',
'pct_Import',
'pcx_Import',
'pgm_Export',
'pgm_Import',
'placeware_Export',
'png_Export',
'png_Import',
'ppm_Export',
'ppm_Import',
'psd_Import',
'ras_Export',
'ras_Import',
'sgf_Import',
'sgv_Import',
'svg_Export',
'svm_Export',
'svm_Import',
'tga_Import',
'tif_Export',
'tif_Import',
'wmf_Export',
'wmf_Import',
'xbm_Import',
'xpm_Export',
'xpm_Import'

	If cExportFilter = "" Then
		oExportOptions = Array()
	Else
		oExportOptions = Array( MakePropertyValue( "FilterName", cExportFilter ) )
	EndIf
	
	If Len( cDestType ) &gt; 0 Then
		SetupPage_READY_TO_BEGIN()
		' Change which dialog page is displayed.
		oDialog.Model.Step = PAGE_READY_TO_BEGIN
	EndIf
End Sub





'==================================================
'	Conversion routines.
'==================================================

Function CountSourceFiles()
	nNumFiles = 0
	
	cFile = Dir$( cSourceFolder + "/*." + LCase(cSourceType) )
	Do While cFile &lt;&gt; ""
		nNumFiles = nNumFiles + 1
		cFile = Dir$
	Loop
	
	CountSourceFiles() = nNumFiles
End Function


Sub BeginConversion()
	bInterrupted = False
	nNumFiles = CountSourceFiles()
	
	' Get some of of the controls from this dialog page.
	oProgress = oDialog.getControl( "pg10_progressBar")
	oFld1 = oDialog.getControl( "pg10_fld1" )
	oFld2 = oDialog.getControl( "pg10_fld2" )
	oFld3 = oDialog.getControl( "pg10_fld3" )
	
	' Start the progress bar at zero.
	oProgress.Model.ProgressValue = 0
	oFld1.setText( "" )
	oFld2.setText( "" )
	oFld3.setText( "" )
	' Enable / Disable some controls while the conversion is running.
	oDialog.getControl( "pg10_btnStop" ).setEnable( True )
	oDialog.getControl( "pg10_btnCancel" ).setEnable( False )
	oDialog.getControl( "pg10_btnBack" ).setEnable( False )
	oDialog.getControl( "pg10_btnNext" ).setEnable( False )
	
	' This is the actual conversion loop.
	nFileNum = 0
	cFile = Dir$( cSourceFolder + "/*." + LCase(cSourceType) )
	Do While cFile &lt;&gt; ""  And  (Not bInterrupted)
		' Update some stuff on the screen to keep the user entertained.
		nFileNum = nFileNum + 1
		oProgress.Model.ProgressValue = Min2( nFileNum, nNumFiles ) / Max2( nNumFiles + 1, 1 ) * 100
		oFld1.setText( cFile )
		oFld2.setText( "File " + CSTR( nFileNum ) + " of " + CSTR( nNumFiles ) )
		oFld3.setText( "Opening " + cSourceType + " ..." )

		' Build the complete pathname to the source document.
		cSourceName = cSourceFolder + "/" + cFile
		' Open the source document.
		oDoc = StarDesktop.loadComponentFromURL( ConvertToUrl( cSourceName ), "_blank", 0,_
						oImportOptions )

		' Build the name of the new document -- with new suffix.	
		cDestName = Left( cFile, Len( cFile ) - 4 )
		cDestName = cDestName + "." + LCase(cDestType)
		' Build the URL of the new document.
		cDestURL = ConvertToUrl( cDestFolder + "/" + cDestName )
		
		' Update some stuff on the screen to keep the user entertained.
		oFld3.setText( "Saving..." )
		
		' Save the document in the new destination format.
		oDoc.storeToURL( cDestURL, oExportOptions ) 

		' Update some stuff on the screen to keep the user entertained.
		oFld3.setText( "Closing..." )
		
		' Close the document.
		oDoc.dispose()
		
		' Get name of next file to convert.
		cFile = Dir$
	Loop
	
	' End the progress bar at 100.
	oProgress.Model.ProgressValue = 100
	oFld1.setText( "" )
	oFld2.setText( "" )
	oFld3.setText( "" )
	' Enable / Disable some controls now that the user can
	'  once again interact with the dialog box.
	oDialog.getControl( "pg10_btnStop" ).setEnable( False )
	oDialog.getControl( "pg10_btnCancel" ).setEnable( True )
	oDialog.getControl( "pg10_btnBack" ).setEnable( True )
	oDialog.getControl( "pg10_btnNext" ).setEnable( True )

	' Change which dialog page is displayed.
	If bInterrupted Then
		oDialog.Model.Step = PAGE_INTERRUPTED
	Else
		oDialog.Model.Step = PAGE_DONE
	EndIf
End Sub
















</script:module>
</file>

<file path=Basic/Standard/MiscLib.xml><?xml version="1.0" encoding="utf-8"?>
<!DOCTYPE module  PUBLIC '-//OpenOffice.org//DTD OfficeDocument 1.0//EN'  'module.dtd'>
<script:module xmlns:script="http://openoffice.org/2000/script" script:name="MiscLib" script:language="StarBasic">REM  *****  BASIC  *****



Sub Main	
'	TestFileFolderFunctions_Linux()
End Sub


'Sub TestFileFolderFunctions_Linux()
'	' Test some known cases on Danny's Linux system
'	'  to see if the IsFolder and IsFile functions work.
'	
''	MsgBox( "f1: " + GetAttr( "/home/danny/Desktop/f1" ) )
''	MsgBox( "f2: " + GetAttr( "/home/danny/Desktop/f2" ) )
''	MsgBox( "Test File: " + GetAttr( "/home/danny/Desktop/f2/Test File" ) )
'	
'	If Not IsFolder( "/home/danny/Desktop/f1" ) Then
'		MsgBox( "f1 not detected as folder." )
'		Exit Sub
'	EndIf
'	
'	If IsFile( "/home/danny/Desktop/f1" ) Then
'		MsgBox( "f1 detected as file." )
'		Exit Sub
'	EndIf
'	
'	If Not IsFolder( "/home/danny/Desktop/f2" ) Then
'		MsgBox( "f2 not detected as folder." )
'		Exit Sub
'	EndIf
'	
'	If IsFile( "/home/danny/Desktop/f2" ) Then
'		MsgBox( "f2 detected as file." )
'		Exit Sub
'	EndIf
'	
'	If IsFolder( "/home/danny/Desktop/f2/Test File" ) Then
'		MsgBox( "f2/Test File detected as folder." )
'		Exit Sub
'	EndIf
'	
'	If Not IsFile( "/home/danny/Desktop/f2/Test File" ) Then
'		MsgBox( "f2/Test File not detected as file." )
'		Exit Sub
'	EndIf
'End Sub


'----------
' This function checks whether a pathname is a valid
'  pathname of a folder, and not of a file.
Function IsFolder( cPathname )
	IsFolder() = False

	If Len( cPathname ) = 0 Then
		Exit Function
	EndIf
	
	cPathname = RemoveTrailingSlash( cPathname )
	
	If Not FileExists( cPathname ) Then
		Exit Function
	EndIf
	
	nAttr = GetAttr( cPathname )
	nBit4 = Int(nAttr / 16) Mod 2
	If nBit4 = 0 Then
		Exit Function
	EndIf
	
	IsFolder() = True
End Function


'----------
' This function checks whether a pathname is a valid
'  pathname of a file, and not of a folder.
Function IsFile( cPathname )
	IsFile() = False

	cPathname = RemoveTrailingSlash( cPathname )
	
	If Len( cPathname ) = 0 Then
		Exit Function
	EndIf
	
	If Not FileExists( cPathname ) Then
		Exit Function
	EndIf
	
	nAttr = GetAttr( cPathname )
	nBit4 = Int(nAttr / 16) Mod 2
	If nBit4 = 1 Then
		Exit Function
	EndIf	
	
	IsFile() = True
End Function


'----------
' Remove the trailing slash from a pathname.
'
Function RemoveTrailingSlash( cPathname )
	cRight = Right( cPathname, 1 )
	If cRight = "/"  Or  cRight = "\" Then
		cPathname = Left( cPathname, Len( cPathname ) - 1 )
	EndIf
	RemoveTrailingSlash() = cPathname
End Function





'----------
'	Create and return a new com.sun.star.beans.PropertyValue.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
' Silly StarBasic doesn't even include the classic MIN() and MAX() functions.
' These functions are untyped so that you can pass values of any type, such
'  as an Integer, Long or Double.
'------------------------------------------------------------

Function Min2( p1, p2 )
	If p1 &lt; p2 Then
		Min2() = p1
	Else
		Min2() = p2
	EndIf
End Function

Function Min3( p1, p2, p3 )
	Min3() = Min2( p1, Min2( p2, p3 ) )
End Function

Function Max2( p1, p2 )
	If p1 &gt; p2 Then
		Max2() = p1
	Else
		Max2() = p2
	EndIf
End Function

Function Max3( p1, p2, p3 )
	Max3() = Max2( p1, Max2( p2, p3 ) )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DocConverter"/>
  <library:element library:name="MiscLib"/>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ocConverter_GUI.xml><?xml version="1.0" encoding="utf-8"?>
<!DOCTYPE window  PUBLIC '-//OpenOffice.org//DTD OfficeDocument 1.0//EN'  'dialog.dtd'>
<dlg:window xmlns:dlg="http://openoffice.org/2000/dialog" xmlns:script="http://openoffice.org/2000/script" dlg:id="DocConverter_GUI" dlg:left="12" dlg:top="18" dlg:width="267" dlg:height="246" dlg:page="74" dlg:closeable="true" dlg:moveable="true" dlg:title="Danny's Document Converter">
  <dlg:styles>
    <dlg:style dlg:style-id="0" dlg:background-color="0xc0c0c0" dlg:border="none"/>
  </dlg:styles>
  <dlg:bulletinboard>
    <dlg:fixedline dlg:id="FixedLine1" dlg:tab-index="83" dlg:left="1" dlg:top="14" dlg:width="262" dlg:height="3" dlg:page="1"/>
    <dlg:text dlg:id="Label1" dlg:tab-index="87" dlg:left="1" dlg:top="4" dlg:width="262" dlg:height="9" dlg:page="1" dlg:value="Step 1 - Select document folders"/>
    <dlg:button dlg:id="pg01_btnCancel" dlg:tab-index="86" dlg:left="128" dlg:top="225" dlg:width="42" dlg:height="16" dlg:page="1" dlg:value="Cancel">
      <script:event script:event-name="on-performaction" script:location="document" script:macro-name="Standard.DocConverter.btnCancel_Clicked" script:language="StarBasic"/>
    </dlg:button>
    <dlg:button dlg:id="pg01_btnBack" dlg:tab-index="85" dlg:disabled="true" dlg:left="174" dlg:top="225" dlg:width="42" dlg:height="16" dlg:page="1" dlg:value="&lt; Back &lt;">
      <script:event script:event-name="on-performaction" script:location="document" script:macro-name="Standard.DocConverter.pg01_btnBack_Clicked" script:language="StarBasic"/>
    </dlg:button>
    <dlg:text dlg:id="Label2" dlg:tab-index="88" dlg:left="3" dlg:top="59" dlg:width="262" dlg:height="9" dlg:page="1" dlg:value="Source documents folder"/>
    <dlg:text dlg:id="Label3" dlg:tab-index="89" dlg:left="3" dlg:top="86" dlg:width="262" dlg:height="28" dlg:page="1" dlg:value="Copy and paste the pathname of the source FOLDER into this text box.  The source folder contains the documents you wish to convert." dlg:multiline="true"/>
    <dlg:text dlg:id="Label4" dlg:tab-index="90" dlg:left="3" dlg:top="126" dlg:width="262" dlg:height="9" dlg:page="1" dlg:value="Destination documents folder"/>
    <dlg:text dlg:id="Label5" dlg:tab-index="91" dlg:left="3" dlg:top="153" dlg:width="262" dlg:height="28" dlg:page="1" dlg:value="The destination folder is where the converted documents will be created.  If you leave this blank, then the converted documents will be saved in the source folder." dlg:multiline="true"/>
    <dlg:text dlg:id="Label6" dlg:tab-index="92" dlg:left="2" dlg:top="21" dlg:width="262" dlg:height="35" dlg:page="1" dlg:value="Danny's Document Converter is a tool which assists you in converting a batch of documents from one supported OpenOffice.org format, into a different format.  For example, you could convert a batch of RTF (Rich Text Format) files into PDF files." dlg:multiline="true"/>
    <dlg:button dlg:id="pg01_btnNext" dlg:tab-index="84" dlg:left="220" dlg:top="225" dlg:width="43" dlg:height="16" dlg:page="1" dlg:value="&gt; Next &gt;">
      <script:event script:event-name="on-performaction" script:location="document" script:macro-name="Standard.DocConverter.pg01_btnNext_Clicked" script:language="StarBasic"/>
    </dlg:button>
    <dlg:fixedline dlg:id="FixedLine2" dlg:tab-index="93" dlg:left="1" dlg:top="14" dlg:width="262" dlg:height="3" dlg:page="2"/>
    <dlg:text dlg:id="Label7" dlg:tab-index="94" dlg:left="1" dlg:top="4" dlg:width="262" dlg:height="9" dlg:page="2" dlg:value="Step 2 - Overall document type"/>
    <dlg:titledbox dlg:id="FrameControl1" dlg:tab-index="95" dlg:left="2" dlg:top="26" dlg:width="262" dlg:height="76" dlg:page="2">
      <dlg:title dlg:value="The general overall type of document being processed is...."/>
    </dlg:titledbox>
    <dlg:radiogroup>
      <dlg:radio dlg:id="pg02_optWriter" dlg:tab-index="72" dlg:left="6" dlg:top="39" dlg:width="246" dlg:height="10" dlg:page="2" dlg:value="Text (Writer, Text, Word, RTF, etc.)" dlg:checked="true"/>
      <dlg:radio dlg:id="pg02_optCalc" dlg:tab-index="73" dlg:left="6" dlg:top="54" dlg:width="246" dlg:height="10" dlg:page="2" dlg:value="Spreadsheet (Calc, Excel, CSV, etc.)"/>
      <dlg:radio dlg:id="pg02_optImpress" dlg:tab-index="74" dlg:left="6" dlg:top="68" dlg:width="246" dlg:height="10" dlg:page="2" dlg:value="Presentation (Impress, PowerPoint)"/>
      <dlg:radio dlg:id="pg02_optDraw" dlg:tab-index="75" dlg:left="6" dlg:top="83" dlg:width="246" dlg:height="10" dlg:page="2" dlg:value="Drawing (Draw)"/>
    </dlg:radiogroup>
    <dlg:textfield dlg:id="pg01_txtSourceFolder" dlg:tab-index="79" dlg:left="3" dlg:top="70" dlg:width="230" dlg:height="13" dlg:page="1"/>
    <dlg:textfield dlg:id="pg01_txtDestFolder" dlg:tab-index="81" dlg:left="3" dlg:top="137" dlg:width="230" dlg:height="13" dlg:page="1"/>
    <dlg:button dlg:id="CommandButton1" dlg:tab-index="78" dlg:left="128" dlg:top="225" dlg:width="42" dlg:height="16" dlg:page="2" dlg:value="Cancel">
      <script:event script:event-name="on-performaction" script:location="document" script:macro-name="Standard.DocConverter.btnCancel_Clicked" script:language="StarBasic"/>
    </dlg:button>
    <dlg:button dlg:id="CommandButton2" dlg:tab-index="77" dlg:left="174" dlg:top="225" dlg:width="42" dlg:height="16" dlg:page="2" dlg:value="&lt; Back &lt;">
      <script:event script:event-name="on-performaction" script:location="document" script:macro-name="Standard.DocConverter.pg02_btnBack_Clicked" script:language="StarBasic"/>
    </dlg:button>
    <dlg:button dlg:id="CommandButton3" dlg:tab-index="76" dlg:left="220" dlg:top="225" dlg:width="43" dlg:height="16" dlg:page="2" dlg:value="&gt; Next &gt;">
      <script:event script:event-name="on-performaction" script:location="document" script:macro-name="Standard.DocConverter.pg02_btnNext_Clicked" script:language="StarBasic"/>
    </dlg:button>
    <dlg:button dlg:id="CommandButton4" dlg:tab-index="71" dlg:left="128" dlg:top="225" dlg:width="42" dlg:height="16" dlg:page="71" dlg:value="Cancel">
      <script:event script:event-name="on-performaction" script:location="document" script:macro-name="Standard.DocConverter.btnCancel_Clicked" script:language="StarBasic"/>
    </dlg:button>
    <dlg:button dlg:id="CommandButton5" dlg:tab-index="70" dlg:left="174" dlg:top="225" dlg:width="42" dlg:height="16" dlg:page="71" dlg:value="&lt; Back &lt;">
      <script:event script:event-name="on-performaction" script:location="document" script:macro-name="Standard.DocConverter.pg71_btnBack_Clicked" script:language="StarBasic"/>
    </dlg:button>
    <dlg:button dlg:id="CommandButton6" dlg:tab-index="69" dlg:left="220" dlg:top="225" dlg:width="43" dlg:height="16" dlg:page="71" dlg:value="&gt; Next &gt;">
      <script:event script:event-name="on-performaction" script:location="document" script:macro-name="Standard.DocConverter.pg71_btnNext_Clicked" script:language="StarBasic"/>
    </dlg:button>
    <dlg:fixedline dlg:id="FixedLine3" dlg:tab-index="96" dlg:left="1" dlg:top="14" dlg:width="262" dlg:height="3" dlg:page="71"/>
    <dlg:text dlg:id="Label8" dlg:tab-index="97" dlg:left="1" dlg:top="4" dlg:width="262" dlg:height="9" dlg:page="71" dlg:value="Step 3 - Source Type of Text Document"/>
    <dlg:titledbox dlg:id="FrameControl2" dlg:tab-index="98" dlg:left="2" dlg:top="26" dlg:width="263" dlg:height="187" dlg:page="71">
      <dlg:title dlg:value="Convert From text documents of type..."/>
    </dlg:titledbox>
    <dlg:radiogroup>
      <dlg:radio dlg:id="pg71_optSXW" dlg:tab-index="62" dlg:left="6" dlg:top="36" dlg:width="125" dlg:height="9" dlg:page="71" dlg:value="SXW (Writer)" dlg:checked="true"/>
      <dlg:radio dlg:id="pg71_optDOC" dlg:tab-index="64" dlg:left="6" dlg:top="54" dlg:width="125" dlg:height="9" dlg:page="71" dlg:value="DOC (Microsoft Word)"/>
      <dlg:radio dlg:id="pg71_optTXT" dlg:tab-index="65" dlg:left="6" dlg:top="63" dlg:width="125" dlg:height="9" dlg:page="71" dlg:value="TXT (plain text)"/>
      <dlg:radio dlg:id="pg71_optRTF" dlg:tab-index="66" dlg:left="6" dlg:top="72" dlg:width="125" dlg:height="9" dlg:page="71" dlg:value="RTF (Rich Text Format)"/>
    </dlg:radiogroup>
    <dlg:button dlg:id="CommandButton7" dlg:tab-index="61" dlg:left="128" dlg:top="225" dlg:width="42" dlg:height="16" dlg:page="72" dlg:value="Cancel">
      <script:event script:event-name="on-performaction" script:location="document" script:macro-name="Standard.DocConverter.btnCancel_Clicked" script:language="StarBasic"/>
    </dlg:button>
    <dlg:button dlg:id="CommandButton8" dlg:tab-index="60" dlg:left="174" dlg:top="225" dlg:width="42" dlg:height="16" dlg:page="72" dlg:value="&lt; Back &lt;">
      <script:event script:event-name="on-performaction" script:location="document" script:macro-name="Standard.DocConverter.pg72_btnBack_Clicked" script:language="StarBasic"/>
    </dlg:button>
    <dlg:button dlg:id="CommandButton9" dlg:tab-index="59" dlg:left="220" dlg:top="225" dlg:width="43" dlg:height="16" dlg:page="72" dlg:value="&gt; Next &gt;">
      <script:event script:event-name="on-performaction" script:location="document" script:macro-name="Standard.DocConverter.pg72_btnNext_Clicked" script:language="StarBasic"/>
    </dlg:button>
    <dlg:fixedline dlg:id="FixedLine4" dlg:tab-index="99" dlg:left="1" dlg:top="14" dlg:width="262" dlg:height="3" dlg:page="72"/>
    <dlg:text dlg:id="Label9" dlg:tab-index="100" dlg:left="1" dlg:top="4" dlg:width="262" dlg:height="9" dlg:page="72" dlg:value="Step 3 - Source Type of Spreadsheet Document"/>
    <dlg:titledbox dlg:id="FrameControl3" dlg:tab-index="101" dlg:left="2" dlg:top="26" dlg:width="263" dlg:height="187" dlg:page="72">
      <dlg:title dlg:value="Convert From spreadsheet documents of type..."/>
    </dlg:titledbox>
    <dlg:titledbox dlg:id="FrameControl4" dlg:tab-index="102" dlg:left="2" dlg:top="26" dlg:width="263" dlg:height="187" dlg:page="81">
      <dlg:title dlg:value="Convert text documents into type..."/>
    </dlg:titledbox>
    <dlg:button dlg:id="CommandButton13" dlg:tab-index="29" dlg:left="128" dlg:top="225" dlg:width="42" dlg:height="16" dlg:page="82" dlg:value="Cancel">
      <script:event script:event-name="on-performaction" script:location="document" script:macro-name="Standard.DocConverter.btnCancel_Clicked" script:language="StarBasic"/>
    </dlg:button>
    <dlg:button dlg:id="CommandButton14" dlg:tab-index="28" dlg:left="174" dlg:top="225" dlg:width="42" dlg:height="16" dlg:page="82" dlg:value="&lt; Back &lt;">
      <script:event script:event-name="on-performaction" script:location="document" script:macro-name="Standard.DocConverter.pg82_btnBack_Clicked" script:language="StarBasic"/>
    </dlg:button>
    <dlg:button dlg:id="CommandButton15" dlg:tab-index="27" dlg:left="220" dlg:top="225" dlg:width="43" dlg:height="16" dlg:page="82" dlg:value="&gt; Next &gt;">
      <script:event script:event-name="on-performaction" script:location="document" script:macro-name="Standard.DocConverter.pg82_btnNext_Clicked" script:language="StarBasic"/>
    </dlg:button>
    <dlg:button dlg:id="CommandButton16" dlg:tab-index="48" dlg:left="128" dlg:top="225" dlg:width="42" dlg:height="16" dlg:page="81" dlg:value="Cancel">
      <script:event script:event-name="on-performaction" script:location="document" script:macro-name="Standard.DocConverter.btnCancel_Clicked" script:language="StarBasic"/>
    </dlg:button>
    <dlg:button dlg:id="CommandButton17" dlg:tab-index="47" dlg:left="174" dlg:top="225" dlg:width="42" dlg:height="16" dlg:page="81" dlg:value="&lt; Back &lt;">
      <script:event script:event-name="on-performaction" script:location="document" script:macro-name="Standard.DocConverter.pg81_btnBack_Clicked" script:language="StarBasic"/>
    </dlg:button>
    <dlg:button dlg:id="CommandButton18" dlg:tab-index="46" dlg:left="220" dlg:top="225" dlg:width="43" dlg:height="16" dlg:page="81" dlg:value="&gt; Next &gt;">
      <script:event script:event-name="on-performaction" script:location="document" script:macro-name="Standard.DocConverter.pg81_btnNext_Clicked" script:language="StarBasic"/>
    </dlg:button>
    <dlg:fixedline dlg:id="FixedLine7" dlg:tab-index="103" dlg:left="1" dlg:top="14" dlg:width="262" dlg:height="3" dlg:page="81"/>
    <dlg:text dlg:id="Label12" dlg:tab-index="104" dlg:left="1" dlg:top="4" dlg:width="262" dlg:height="9" dlg:page="81" dlg:value="Step 4 - Destination Type of Text Document"/>
    <dlg:fixedline dlg:id="FixedLine9" dlg:tab-index="105" dlg:left="1" dlg:top="14" dlg:width="262" dlg:height="3" dlg:page="82"/>
    <dlg:text dlg:id="Label14" dlg:tab-index="106" dlg:left="1" dlg:top="4" dlg:width="262" dlg:height="9" dlg:page="82" dlg:value="Step 4 - Destination Type of Spreadsheet Document"/>
    <dlg:titledbox dlg:id="FrameControl5" dlg:tab-index="107" dlg:left="2" dlg:top="25" dlg:width="263" dlg:height="187" dlg:page="82">
      <dlg:title dlg:value="Convert spreadsheet documents into type..."/>
    </dlg:titledbox>
    <dlg:radiogroup>
      <dlg:radio dlg:id="pg72_optSXC" dlg:tab-index="49" dlg:left="6" dlg:top="36" dlg:width="125" dlg:height="9" dlg:page="72" dlg:value="SXC (Calc)" dlg:checked="true"/>
      <dlg:radio dlg:id="pg72_optXLS" dlg:tab-index="50" dlg:left="6" dlg:top="45" dlg:width="125" dlg:height="9" dlg:page="72" dlg:value="XLS (Microsoft Excel)"/>
      <dlg:radio dlg:id="pg72_optCSV" dlg:tab-index="51" dlg:left="6" dlg:top="54" dlg:width="125" dlg:height="9" dlg:page="72" dlg:value="CSV (Comma Separated Values)"/>
      <dlg:radio dlg:id="pg81_optSXW" dlg:tab-index="30" dlg:left="6" dlg:top="36" dlg:width="125" dlg:height="9" dlg:page="81" dlg:value="SXW (Writer)" dlg:checked="true"/>
      <dlg:radio dlg:id="pg81_optTXT" dlg:tab-index="39" dlg:left="6" dlg:top="117" dlg:width="125" dlg:height="9" dlg:page="81" dlg:value="TXT (plain text)"/>
      <dlg:radio dlg:id="pg81_optRTF" dlg:tab-index="40" dlg:left="6" dlg:top="126" dlg:width="125" dlg:height="9" dlg:page="81" dlg:value="RTF (Rich Text Format)"/>
      <dlg:radio dlg:id="pg82_optSXC" dlg:tab-index="9" dlg:left="6" dlg:top="36" dlg:width="125" dlg:height="9" dlg:page="82" dlg:value="SXC (Calc)" dlg:checked="true"/>
      <dlg:radio dlg:id="pg82_optCSV" dlg:tab-index="20" dlg:left="6" dlg:top="134" dlg:width="125" dlg:height="9" dlg:page="82" dlg:value="CSV (Comma Separated Values)"/>
    </dlg:radiogroup>
    <dlg:fixedline dlg:id="FixedLine5" dlg:tab-index="108" dlg:left="1" dlg:top="14" dlg:width="262" dlg:height="3" dlg:page="10"/>
    <dlg:text dlg:id="Label10" dlg:tab-index="109" dlg:left="1" dlg:top="4" dlg:width="262" dlg:height="9" dlg:page="10" dlg:value="Ready to begin converting documents"/>
    <dlg:button dlg:id="CommandButton22" dlg:tab-index="3" dlg:left="128" dlg:top="225" dlg:width="42" dlg:height="16" dlg:page="12" dlg:value="Finished">
      <script:event script:event-name="on-performaction" script:location="document" script:macro-name="Standard.DocConverter.btnCancel_Clicked" script:language="StarBasic"/>
    </dlg:button>
    <dlg:button dlg:id="CommandButton23" dlg:tab-index="4" dlg:disabled="true" dlg:left="174" dlg:top="225" dlg:width="42" dlg:height="16" dlg:page="12" dlg:value="&lt; Back &lt;">
      <script:event script:event-name="on-performaction" script:location="document" script:macro-name="Standard.DocConverter.pg12_btnBack_Clicked" script:language="StarBasic"/>
    </dlg:button>
    <dlg:button dlg:id="CommandButton24" dlg:tab-index="5" dlg:left="220" dlg:top="225" dlg:width="43" dlg:height="16" dlg:page="12" dlg:value="&gt; Begin &gt;">
      <script:event script:event-name="on-performaction" script:location="document" script:macro-name="Standard.DocConverter.pg12_btnNext_Clicked" script:language="StarBasic"/>
    </dlg:button>
    <dlg:fixedline dlg:id="FixedLine8" dlg:tab-index="110" dlg:left="1" dlg:top="14" dlg:width="262" dlg:height="3" dlg:page="12"/>
    <dlg:text dlg:id="Label13" dlg:tab-index="111" dlg:left="1" dlg:top="4" dlg:width="262" dlg:height="9" dlg:page="12" dlg:value="Finished"/>
    <dlg:text dlg:id="Label15" dlg:tab-index="112" dlg:left="1" dlg:top="25" dlg:width="262" dlg:height="9" dlg:page="10" dlg:value="Summary..."/>
    <dlg:text dlg:id="Label16" dlg:tab-index="114" dlg:left="25" dlg:top="37" dlg:width="93" dlg:height="9" dlg:page="10" dlg:value="documents of type"/>
    <dlg:textfield dlg:style-id="0" dlg:id="pg10_fldNumDocs" dlg:tab-index="113" dlg:left="4" dlg:top="34" dlg:width="19" dlg:height="14" dlg:page="10" dlg:value="x"/>
    <dlg:textfield dlg:style-id="0" dlg:id="pg10_fldSourceType" dlg:tab-index="116" dlg:left="120" dlg:top="34" dlg:width="19" dlg:height="14" dlg:page="10" dlg:value="x"/>
    <dlg:text dlg:id="Label17" dlg:tab-index="117" dlg:left="4" dlg:top="61" dlg:width="216" dlg:height="9" dlg:page="10" dlg:value="will be converted into the type"/>
    <dlg:textfield dlg:style-id="0" dlg:id="pg10_fldDestType" dlg:tab-index="118" dlg:left="4" dlg:top="70" dlg:width="19" dlg:height="14" dlg:page="10" dlg:value="x"/>
    <dlg:text dlg:id="Label18" dlg:tab-index="119" dlg:left="27" dlg:top="73" dlg:width="216" dlg:height="9" dlg:page="10" dlg:value="and stored in the folder"/>
    <dlg:text dlg:id="Label21" dlg:tab-index="121" dlg:left="3" dlg:top="127" dlg:width="262" dlg:height="26" dlg:page="12" dlg:value="If you liked this program, then you should check out some of my other works, including Danny's Draw Power Tools.  I have also written a program which can draw complex mazes in OpenOffice.org draw.  You can find my other works here..." dlg:multiline="true"/>
    <dlg:text dlg:id="Label22" dlg:tab-index="122" dlg:left="8" dlg:top="160" dlg:width="256" dlg:height="9" dlg:page="12" dlg:value="http://www.OOoMacros.org"/>
    <dlg:text dlg:id="Label23" dlg:tab-index="123" dlg:left="1" dlg:top="22" dlg:width="262" dlg:height="9" dlg:page="12" dlg:value="Click Finished if you do not wish to perform any more conversions."/>
    <dlg:text dlg:id="Label24" dlg:tab-index="124" dlg:left="1" dlg:top="32" dlg:width="262" dlg:height="9" dlg:page="12" dlg:value="Click Begin if you would like to do another conversion."/>
    <dlg:button dlg:id="CommandButton25" dlg:tab-index="1" dlg:left="128" dlg:top="225" dlg:width="42" dlg:height="16" dlg:page="13" dlg:value="Cancel">
      <script:event script:event-name="on-performaction" script:location="document" script:macro-name="Standard.DocConverter.btnCancel_Clicked" script:language="StarBasic"/>
    </dlg:button>
    <dlg:button dlg:id="CommandButton26" dlg:tab-index="0" dlg:left="174" dlg:top="225" dlg:width="42" dlg:height="16" dlg:page="13" dlg:value="&lt; Back &lt;">
      <script:event script:event-name="on-performaction" script:location="document" script:macro-name="Standard.DocConverter.pg13_btnBack_Clicked" script:language="StarBasic"/>
    </dlg:button>
    <dlg:button dlg:id="CommandButton27" dlg:tab-index="2" dlg:left="220" dlg:top="225" dlg:width="43" dlg:height="16" dlg:page="13" dlg:value="&gt; Begin &gt;">
      <script:event script:event-name="on-performaction" script:location="document" script:macro-name="Standard.DocConverter.pg13_btnNext_Clicked" script:language="StarBasic"/>
    </dlg:button>
    <dlg:fixedline dlg:id="FixedLine10" dlg:tab-index="125" dlg:left="1" dlg:top="14" dlg:width="262" dlg:height="3" dlg:page="13"/>
    <dlg:text dlg:id="Label25" dlg:tab-index="126" dlg:left="1" dlg:top="4" dlg:width="262" dlg:height="9" dlg:page="13" dlg:value="Interrupted"/>
    <dlg:text dlg:id="Label26" dlg:tab-index="127" dlg:left="2" dlg:top="27" dlg:width="262" dlg:height="9" dlg:page="13" dlg:value="You chose to interrupt the conversion before it was completed."/>
    <dlg:text dlg:id="Label27" dlg:tab-index="128" dlg:left="2" dlg:top="37" dlg:width="262" dlg:height="17" dlg:page="13" dlg:value="Click Back to make adjustments to the dialog box so that you can begin the conversion process again." dlg:multiline="true"/>
    <dlg:text dlg:id="Label28" dlg:tab-index="129" dlg:left="2" dlg:top="55" dlg:width="262" dlg:height="9" dlg:page="13" dlg:value="Click Begin if you wish to begin a new conversion."/>
    <dlg:text dlg:id="Label29" dlg:tab-index="130" dlg:left="2" dlg:top="65" dlg:width="262" dlg:height="9" dlg:page="13" dlg:value="Click Cancel to close the dialog box."/>
    <dlg:textfield dlg:style-id="0" dlg:id="pg10_fldSourcePath" dlg:tab-index="115" dlg:left="4" dlg:top="46" dlg:width="262" dlg:height="14" dlg:page="10" dlg:value="x"/>
    <dlg:textfield dlg:style-id="0" dlg:id="pg10_fldDestPath" dlg:tab-index="120" dlg:left="4" dlg:top="82" dlg:width="258" dlg:height="14" dlg:page="10" dlg:value="x"/>
    <dlg:text dlg:id="Label30" dlg:tab-index="131" dlg:left="142" dlg:top="37" dlg:width="93" dlg:height="9" dlg:page="10" dlg:value="from the folder"/>
    <dlg:radiogroup>
      <dlg:radio dlg:id="pg71_optSTW" dlg:tab-index="63" dlg:left="6" dlg:top="45" dlg:width="125" dlg:height="9" dlg:page="71" dlg:value="STW (Writer Template)"/>
      <dlg:radio dlg:id="pg81_optSTW" dlg:tab-index="31" dlg:left="6" dlg:top="45" dlg:width="125" dlg:height="9" dlg:page="81" dlg:value="STW (Writer Template)"/>
      <dlg:radio dlg:id="pg81_optPDF" dlg:tab-index="32" dlg:left="6" dlg:top="54" dlg:width="125" dlg:height="9" dlg:page="81" dlg:value="PDF (Portable Document Format)"/>
      <dlg:radio dlg:id="pg81_optDOC1" dlg:tab-index="33" dlg:left="6" dlg:top="63" dlg:width="125" dlg:height="9" dlg:page="81" dlg:value="DOC (Microsoft Word 6 - Windows)"/>
      <dlg:radio dlg:id="pg81_optDOC2" dlg:tab-index="34" dlg:left="6" dlg:top="72" dlg:width="125" dlg:height="9" dlg:page="81" dlg:value="DOC (Microsoft Word 97)"/>
      <dlg:radio dlg:id="pg81_optDOC3" dlg:tab-index="35" dlg:left="6" dlg:top="81" dlg:width="125" dlg:height="9" dlg:page="81" dlg:value="DOC (Microsoft Word 97 Template)"/>
      <dlg:radio dlg:id="pg81_optDOC4" dlg:tab-index="36" dlg:left="6" dlg:top="90" dlg:width="125" dlg:height="9" dlg:page="81" dlg:value="DOC (Microsoft Word 95)"/>
      <dlg:radio dlg:id="pg81_optDOC5" dlg:tab-index="37" dlg:left="6" dlg:top="99" dlg:width="125" dlg:height="9" dlg:page="81" dlg:value="DOC (Microsoft Word 95 Template)"/>
      <dlg:radio dlg:id="pg81_optDOC6" dlg:tab-index="38" dlg:left="6" dlg:top="108" dlg:width="125" dlg:height="9" dlg:page="81" dlg:value="DOC (Microsoft Word 2003 XML)"/>
    </dlg:radiogroup>
    <dlg:textfield dlg:style-id="0" dlg:id="pg10_fld1" dlg:tab-index="132" dlg:left="4" dlg:top="128" dlg:width="258" dlg:height="11" dlg:page="10" dlg:value="fld1"/>
    <dlg:textfield dlg:style-id="0" dlg:id="pg10_fld2" dlg:tab-index="133" dlg:left="4" dlg:top="161" dlg:width="258" dlg:height="11" dlg:page="10" dlg:value="fld2"/>
    <dlg:textfield dlg:style-id="0" dlg:id="pg10_fld3" dlg:tab-index="134" dlg:left="4" dlg:top="172" dlg:width="258" dlg:height="11" dlg:page="10" dlg:value="fld3"/>
    <dlg:progressmeter dlg:id="pg10_progressBar" dlg:tab-index="135" dlg:left="4" dlg:top="142" dlg:width="258" dlg:height="17" dlg:page="10" dlg:value="50"/>
    <dlg:button dlg:id="pg10_btnStop" dlg:tab-index="136" dlg:disabled="true" dlg:left="3" dlg:top="185" dlg:width="42" dlg:height="16" dlg:page="10" dlg:value="Stop">
      <script:event script:event-name="on-performaction" script:location="document" script:macro-name="Standard.DocConverter.pg10_btnStop_Clicked" script:language="StarBasic"/>
    </dlg:button>
    <dlg:button dlg:id="pg10_btnCancel" dlg:tab-index="8" dlg:left="128" dlg:top="225" dlg:width="42" dlg:height="16" dlg:page="10" dlg:value="Cancel">
      <script:event script:event-name="on-performaction" script:location="document" script:macro-name="Standard.DocConverter.btnCancel_Clicked" script:language="StarBasic"/>
    </dlg:button>
    <dlg:button dlg:id="pg10_btnBack" dlg:tab-index="7" dlg:left="174" dlg:top="225" dlg:width="42" dlg:height="16" dlg:page="10" dlg:value="&lt; Back &lt;">
      <script:event script:event-name="on-performaction" script:location="document" script:macro-name="Standard.DocConverter.pg10_btnBack_Clicked" script:language="StarBasic"/>
    </dlg:button>
    <dlg:button dlg:id="pg10_btnNext" dlg:tab-index="6" dlg:left="220" dlg:top="225" dlg:width="43" dlg:height="16" dlg:page="10" dlg:value="&gt; Next &gt;">
      <script:event script:event-name="on-performaction" script:location="document" script:macro-name="Standard.DocConverter.pg10_btnNext_Clicked" script:language="StarBasic"/>
    </dlg:button>
    <dlg:button dlg:id="CommandButton10" dlg:tab-index="80" dlg:left="235" dlg:top="70" dlg:width="30" dlg:height="14" dlg:page="1" dlg:value="Browse">
      <script:event script:event-name="on-performaction" script:location="document" script:macro-name="Standard.DocConverter.pg01_btnBrowseSource_Clicked" script:language="StarBasic"/>
    </dlg:button>
    <dlg:button dlg:id="CommandButton11" dlg:tab-index="82" dlg:left="235" dlg:top="137" dlg:width="30" dlg:height="14" dlg:page="1" dlg:value="Browse">
      <script:event script:event-name="on-performaction" script:location="document" script:macro-name="Standard.DocConverter.pg01_btnBrowseDest_Clicked" script:language="StarBasic"/>
    </dlg:button>
    <dlg:radiogroup>
      <dlg:radio dlg:id="pg82_optPDF" dlg:tab-index="11" dlg:left="6" dlg:top="54" dlg:width="125" dlg:height="9" dlg:page="82" dlg:value="PDF (Portable Document Format)"/>
      <dlg:radio dlg:id="pg82_optSTC" dlg:tab-index="10" dlg:left="6" dlg:top="45" dlg:width="125" dlg:height="9" dlg:page="82" dlg:value="STC (Calc Template)"/>
      <dlg:radio dlg:id="pg82_optXLS1" dlg:tab-index="12" dlg:left="6" dlg:top="63" dlg:width="125" dlg:height="9" dlg:page="82" dlg:value="XLS (Microsoft Excel 97)"/>
      <dlg:radio dlg:id="pg82_optXLS2" dlg:tab-index="13" dlg:left="6" dlg:top="72" dlg:width="125" dlg:height="9" dlg:page="82" dlg:value="XLS (Microsoft Excel 97 Template)"/>
      <dlg:radio dlg:id="pg82_optXLS3" dlg:tab-index="14" dlg:left="6" dlg:top="81" dlg:width="125" dlg:height="9" dlg:page="82" dlg:value="XLS (Microsoft Excel 95)"/>
      <dlg:radio dlg:id="pg82_optXLS4" dlg:tab-index="15" dlg:left="6" dlg:top="89" dlg:width="125" dlg:height="9" dlg:page="82" dlg:value="XLS (Microsoft Excel 95 Template)"/>
      <dlg:radio dlg:id="pg82_optXLS5" dlg:tab-index="16" dlg:left="6" dlg:top="98" dlg:width="125" dlg:height="9" dlg:page="82" dlg:value="XLS (Microsoft Excel 5.0/95)"/>
      <dlg:radio dlg:id="pg82_optXLS6" dlg:tab-index="17" dlg:left="6" dlg:top="107" dlg:width="125" dlg:height="9" dlg:page="82" dlg:value="XLS (Microsoft Excel 5.0/95 Template)"/>
      <dlg:radio dlg:id="pg82_optXLS7" dlg:tab-index="18" dlg:left="6" dlg:top="116" dlg:width="125" dlg:height="9" dlg:page="82" dlg:value="XLS (Microsoft Excel 4.0)"/>
      <dlg:radio dlg:id="pg82_optXLS8" dlg:tab-index="19" dlg:left="6" dlg:top="125" dlg:width="125" dlg:height="9" dlg:page="82" dlg:value="XLS (Microsoft Excel 4.0 Template)"/>
      <dlg:radio dlg:id="pg82_optHTML" dlg:tab-index="25" dlg:left="6" dlg:top="179" dlg:width="125" dlg:height="9" dlg:page="82" dlg:value="HTML"/>
    </dlg:radiogroup>
    <dlg:button dlg:id="CommandButton12" dlg:tab-index="137" dlg:left="128" dlg:top="226" dlg:width="42" dlg:height="16" dlg:page="73" dlg:value="Cancel">
      <script:event script:event-name="on-performaction" script:location="document" script:macro-name="Standard.DocConverter.btnCancel_Clicked" script:language="StarBasic"/>
    </dlg:button>
    <dlg:button dlg:id="CommandButton19" dlg:tab-index="138" dlg:left="175" dlg:top="226" dlg:width="42" dlg:height="16" dlg:page="73" dlg:value="&lt; Back &lt;">
      <script:event script:event-name="on-performaction" script:location="document" script:macro-name="Standard.DocConverter.pg73_btnBack_Clicked" script:language="StarBasic"/>
    </dlg:button>
    <dlg:button dlg:id="CommandButton20" dlg:tab-index="139" dlg:left="220" dlg:top="226" dlg:width="43" dlg:height="16" dlg:page="73" dlg:value="&gt; Next &gt;">
      <script:event script:event-name="on-performaction" script:location="document" script:macro-name="Standard.DocConverter.pg73_btnNext_Clicked" script:language="StarBasic"/>
    </dlg:button>
    <dlg:fixedline dlg:id="FixedLine6" dlg:tab-index="140" dlg:left="1" dlg:top="13" dlg:width="262" dlg:height="3" dlg:page="73"/>
    <dlg:text dlg:id="Label11" dlg:tab-index="141" dlg:left="1" dlg:top="4" dlg:width="262" dlg:height="9" dlg:page="73" dlg:value="Step 3 - Source Type of Presentation Document"/>
    <dlg:titledbox dlg:id="FrameControl6" dlg:tab-index="142" dlg:left="2" dlg:top="26" dlg:width="263" dlg:height="187" dlg:page="73">
      <dlg:title dlg:value="Convert From presentation documents of type..."/>
    </dlg:titledbox>
    <dlg:button dlg:id="CommandButton21" dlg:tab-index="150" dlg:left="128" dlg:top="226" dlg:width="42" dlg:height="16" dlg:page="74" dlg:value="Cancel">
      <script:event script:event-name="on-performaction" script:location="document" script:macro-name="Standard.DocConverter.btnCancel_Clicked" script:language="StarBasic"/>
    </dlg:button>
    <dlg:button dlg:id="CommandButton28" dlg:tab-index="151" dlg:left="175" dlg:top="226" dlg:width="42" dlg:height="16" dlg:page="74" dlg:value="&lt; Back &lt;">
      <script:event script:event-name="on-performaction" script:location="document" script:macro-name="Standard.DocConverter.pg74_btnBack_Clicked" script:language="StarBasic"/>
    </dlg:button>
    <dlg:button dlg:id="CommandButton29" dlg:tab-index="152" dlg:left="220" dlg:top="226" dlg:width="43" dlg:height="16" dlg:page="74" dlg:value="&gt; Next &gt;">
      <script:event script:event-name="on-performaction" script:location="document" script:macro-name="Standard.DocConverter.pg74_btnNext_Clicked" script:language="StarBasic"/>
    </dlg:button>
    <dlg:fixedline dlg:id="FixedLine11" dlg:tab-index="153" dlg:left="1" dlg:top="15" dlg:width="262" dlg:height="3" dlg:page="74"/>
    <dlg:text dlg:id="Label19" dlg:tab-index="154" dlg:left="1" dlg:top="5" dlg:width="262" dlg:height="9" dlg:page="74" dlg:value="Step 3 - Source Type of Drawing Document"/>
    <dlg:titledbox dlg:id="FrameControl7" dlg:tab-index="155" dlg:left="2" dlg:top="27" dlg:width="263" dlg:height="187" dlg:page="74">
      <dlg:title dlg:value="Convert From graphics documents of type..."/>
    </dlg:titledbox>
    <dlg:titledbox dlg:id="FrameControl8" dlg:tab-index="168" dlg:left="2" dlg:top="26" dlg:width="263" dlg:height="187" dlg:page="83">
      <dlg:title dlg:value="Convert presentation documents into type..."/>
    </dlg:titledbox>
    <dlg:button dlg:id="CommandButton30" dlg:tab-index="169" dlg:left="128" dlg:top="225" dlg:width="42" dlg:height="16" dlg:page="83" dlg:value="Cancel">
      <script:event script:event-name="on-performaction" script:location="document" script:macro-name="Standard.DocConverter.btnCancel_Clicked" script:language="StarBasic"/>
    </dlg:button>
    <dlg:button dlg:id="CommandButton31" dlg:tab-index="170" dlg:left="175" dlg:top="225" dlg:width="42" dlg:height="16" dlg:page="83" dlg:value="&lt; Back &lt;">
      <script:event script:event-name="on-performaction" script:location="document" script:macro-name="Standard.DocConverter.pg83_btnBack_Clicked" script:language="StarBasic"/>
    </dlg:button>
    <dlg:button dlg:id="CommandButton32" dlg:tab-index="171" dlg:left="220" dlg:top="225" dlg:width="43" dlg:height="16" dlg:page="83" dlg:value="&gt; Next &gt;">
      <script:event script:event-name="on-performaction" script:location="document" script:macro-name="Standard.DocConverter.pg83_btnNext_Clicked" script:language="StarBasic"/>
    </dlg:button>
    <dlg:fixedline dlg:id="FixedLine12" dlg:tab-index="172" dlg:left="1" dlg:top="13" dlg:width="262" dlg:height="3" dlg:page="83"/>
    <dlg:text dlg:id="Label20" dlg:tab-index="173" dlg:left="1" dlg:top="4" dlg:width="262" dlg:height="9" dlg:page="83" dlg:value="Step 4 - Destination Type of Presentation Document"/>
    <dlg:titledbox dlg:id="FrameControl9" dlg:tab-index="182" dlg:left="2" dlg:top="26" dlg:width="263" dlg:height="187" dlg:page="84">
      <dlg:title dlg:value="Convert drawing documents into type..."/>
    </dlg:titledbox>
    <dlg:button dlg:id="CommandButton33" dlg:tab-index="183" dlg:left="128" dlg:top="225" dlg:width="42" dlg:height="16" dlg:page="84" dlg:value="Cancel">
      <script:event script:event-name="on-performaction" script:location="document" script:macro-name="Standard.DocConverter.btnCancel_Clicked" script:language="StarBasic"/>
    </dlg:button>
    <dlg:button dlg:id="CommandButton34" dlg:tab-index="184" dlg:left="175" dlg:top="225" dlg:width="42" dlg:height="16" dlg:page="84" dlg:value="&lt; Back &lt;">
      <script:event script:event-name="on-performaction" script:location="document" script:macro-name="Standard.DocConverter.pg84_btnBack_Clicked" script:language="StarBasic"/>
    </dlg:button>
    <dlg:button dlg:id="CommandButton35" dlg:tab-index="185" dlg:left="220" dlg:top="225" dlg:width="43" dlg:height="16" dlg:page="84" dlg:value="&gt; Next &gt;">
      <script:event script:event-name="on-performaction" script:location="document" script:macro-name="Standard.DocConverter.pg84_btnNext_Clicked" script:language="StarBasic"/>
    </dlg:button>
    <dlg:fixedline dlg:id="FixedLine13" dlg:tab-index="186" dlg:left="1" dlg:top="13" dlg:width="262" dlg:height="3" dlg:page="84"/>
    <dlg:text dlg:id="Label31" dlg:tab-index="187" dlg:left="1" dlg:top="4" dlg:width="262" dlg:height="9" dlg:page="84" dlg:value="Step 4 - Destination Type of Drawing Document"/>
    <dlg:radiogroup>
      <dlg:radio dlg:id="pg84_optSXD" dlg:tab-index="188" dlg:left="6" dlg:top="36" dlg:width="125" dlg:height="9" dlg:page="84" dlg:value="SXD (Draw)" dlg:checked="true"/>
      <dlg:radio dlg:id="pg84_optSTD" dlg:tab-index="189" dlg:left="6" dlg:top="44" dlg:width="125" dlg:height="9" dlg:page="84" dlg:value="STD (Draw Template)"/>
      <dlg:radio dlg:id="pg84_optPDF" dlg:tab-index="190" dlg:left="6" dlg:top="53" dlg:width="125" dlg:height="9" dlg:page="84" dlg:value="PDF (Portable Document Format)"/>
      <dlg:radio dlg:id="pg84_optHTML" dlg:tab-index="192" dlg:left="6" dlg:top="71" dlg:width="125" dlg:height="9" dlg:page="84" dlg:value="HTML"/>
      <dlg:radio dlg:id="pg83_optPDF" dlg:tab-index="176" dlg:left="6" dlg:top="53" dlg:width="125" dlg:height="9" dlg:page="83" dlg:value="PDF (Portable Document Format)"/>
      <dlg:radio dlg:id="pg83_optPPT1" dlg:tab-index="178" dlg:left="6" dlg:top="71" dlg:width="125" dlg:height="9" dlg:page="83" dlg:value="PPT (MS PowerPoint 97)"/>
      <dlg:radio dlg:id="pg83_optPPT2" dlg:tab-index="179" dlg:left="6" dlg:top="80" dlg:width="125" dlg:height="9" dlg:page="83" dlg:value="PPT (MS PowerPoint 97 Template)"/>
      <dlg:radio dlg:id="pg83_optHTML" dlg:tab-index="180" dlg:left="6" dlg:top="89" dlg:width="125" dlg:height="9" dlg:page="83" dlg:value="HTML"/>
      <dlg:radio dlg:id="pg74_optSXD" dlg:tab-index="156" dlg:left="6" dlg:top="37" dlg:width="125" dlg:height="9" dlg:page="74" dlg:value="SXD (Draw)" dlg:checked="true"/>
      <dlg:radio dlg:id="pg73_optSXI" dlg:tab-index="143" dlg:left="6" dlg:top="36" dlg:width="125" dlg:height="9" dlg:page="73" dlg:value="SXI (Impress)" dlg:checked="true"/>
      <dlg:radio dlg:id="pg73_optSTI" dlg:tab-index="144" dlg:left="6" dlg:top="44" dlg:width="125" dlg:height="9" dlg:page="73" dlg:value="STI (Impress Template)"/>
      <dlg:radio dlg:id="pg73_optPPT1" dlg:tab-index="145" dlg:left="6" dlg:top="53" dlg:width="125" dlg:height="9" dlg:page="73" dlg:value="PPT (MS PowerPoint 97)"/>
      <dlg:radio dlg:id="pg73_optPPT2" dlg:tab-index="146" dlg:left="6" dlg:top="62" dlg:width="125" dlg:height="9" dlg:page="73" dlg:value="PPT (MS PowerPoint 97 Template)"/>
      <dlg:radio dlg:id="pg73_optSXD" dlg:tab-index="147" dlg:left="6" dlg:top="71" dlg:width="125" dlg:height="9" dlg:page="73" dlg:value="SXD (OpenOffice.org Draw)"/>
      <dlg:radio dlg:id="pg73_optSTD" dlg:tab-index="148" dlg:left="6" dlg:top="80" dlg:width="125" dlg:height="9" dlg:page="73" dlg:value="STD (OpenOffice.org Draw Template)"/>
      <dlg:radio dlg:id="pg71_optSGF" dlg:tab-index="67" dlg:left="6" dlg:top="81" dlg:width="125" dlg:height="9" dlg:page="71" dlg:value="SGF (StarOffice Writer SGF)"/>
      <dlg:radio dlg:id="pg72_optWKS" dlg:tab-index="52" dlg:left="6" dlg:top="63" dlg:width="125" dlg:height="9" dlg:page="72" dlg:value="WKS (Lotus)"/>
      <dlg:radio dlg:id="pg72_optDIF" dlg:tab-index="53" dlg:left="6" dlg:top="72" dlg:width="125" dlg:height="9" dlg:page="72" dlg:value="DIF (Data Interchange Format)"/>
      <dlg:radio dlg:id="pg72_optHTML" dlg:tab-index="56" dlg:left="6" dlg:top="99" dlg:width="125" dlg:height="9" dlg:page="72" dlg:value="HTML (table)"/>
      <dlg:radio dlg:id="pg72_optSYLK" dlg:tab-index="54" dlg:left="6" dlg:top="81" dlg:width="125" dlg:height="9" dlg:page="72" dlg:value="SYLK"/>
      <dlg:radio dlg:id="pg72_optRTF" dlg:tab-index="57" dlg:left="6" dlg:top="108" dlg:width="125" dlg:height="9" dlg:page="72" dlg:value="RTF (Rich Text Format)"/>
      <dlg:radio dlg:id="pg72_optDBF" dlg:tab-index="55" dlg:left="6" dlg:top="90" dlg:width="125" dlg:height="9" dlg:page="72" dlg:value="DBF (dBASE)"/>
      <dlg:radio dlg:id="pg74_optSTD" dlg:tab-index="157" dlg:left="6" dlg:top="46" dlg:width="125" dlg:height="9" dlg:page="74" dlg:value="STD (Draw Template)"/>
      <dlg:radio dlg:id="pg74_optEMF" dlg:tab-index="158" dlg:left="6" dlg:top="55" dlg:width="125" dlg:height="9" dlg:page="74" dlg:value="EMF (MS Windows Metafile)"/>
      <dlg:radio dlg:id="pg74_optMET" dlg:tab-index="159" dlg:left="6" dlg:top="64" dlg:width="125" dlg:height="9" dlg:page="74" dlg:value="MET (OS/2 Metafile)"/>
      <dlg:radio dlg:id="pg74_optDXF" dlg:tab-index="160" dlg:left="6" dlg:top="73" dlg:width="125" dlg:height="9" dlg:page="74" dlg:value="DXF (AutoCAD Interchange)"/>
      <dlg:radio dlg:id="pg74_optSDA" dlg:tab-index="161" dlg:left="6" dlg:top="82" dlg:width="125" dlg:height="9" dlg:page="74" dlg:value="SDA (StarDraw 3.0)"/>
      <dlg:radio dlg:id="pg74_optSDD" dlg:tab-index="162" dlg:left="6" dlg:top="91" dlg:width="125" dlg:height="9" dlg:page="74" dlg:value="SDD (StarDraw 3.0)"/>
      <dlg:radio dlg:id="pg74_optVOR" dlg:tab-index="163" dlg:left="6" dlg:top="100" dlg:width="125" dlg:height="9" dlg:page="74" dlg:value="VOR (StarDraw 3.0 Template)"/>
      <dlg:radio dlg:id="pg74_optSGV" dlg:tab-index="164" dlg:left="6" dlg:top="109" dlg:width="125" dlg:height="9" dlg:page="74" dlg:value="SGV (StarDraw 2.0)"/>
      <dlg:radio dlg:id="pg74_optEPS" dlg:tab-index="165" dlg:left="6" dlg:top="118" dlg:width="125" dlg:height="9" dlg:page="74" dlg:value="EPS - Encapsulated PostScript"/>
      <dlg:radio dlg:id="pg74_optPCT" dlg:tab-index="166" dlg:left="6" dlg:top="127" dlg:width="125" dlg:height="9" dlg:page="74" dlg:value="PCT (Mac Pict)"/>
      <dlg:radio dlg:id="pg81_optHTML" dlg:tab-index="41" dlg:left="6" dlg:top="135" dlg:width="125" dlg:height="9" dlg:page="81" dlg:value="HTML"/>
      <dlg:radio dlg:id="pg81_optXHTML" dlg:tab-index="42" dlg:left="6" dlg:top="144" dlg:width="125" dlg:height="9" dlg:page="81" dlg:value="XHTML"/>
      <dlg:radio dlg:id="pg81_optXML" dlg:tab-index="43" dlg:left="6" dlg:top="153" dlg:width="125" dlg:height="9" dlg:page="81" dlg:value="XML (Flat OpenOffice.org XML)"/>
      <dlg:radio dlg:id="pg81_optXML2" dlg:tab-index="44" dlg:left="6" dlg:top="162" dlg:width="125" dlg:height="9" dlg:page="81" dlg:value="XML (DocBook)"/>
      <dlg:radio dlg:id="pg82_optWKS" dlg:tab-index="21" dlg:left="6" dlg:top="143" dlg:width="125" dlg:height="9" dlg:page="82" dlg:value="WKS (Lotus)"/>
      <dlg:radio dlg:id="pg82_optDIF" dlg:tab-index="22" dlg:left="6" dlg:top="152" dlg:width="125" dlg:height="9" dlg:page="82" dlg:value="DIF (Data Interchange Format)"/>
      <dlg:radio dlg:id="pg82_optSYLK" dlg:tab-index="23" dlg:left="6" dlg:top="161" dlg:width="125" dlg:height="9" dlg:page="82" dlg:value="SYLK"/>
      <dlg:radio dlg:id="pg82_optDBF" dlg:tab-index="24" dlg:left="6" dlg:top="170" dlg:width="125" dlg:height="9" dlg:page="82" dlg:value="DBF (dBASE)"/>
      <dlg:radio dlg:id="pg83_optSWF" dlg:tab-index="177" dlg:left="6" dlg:top="62" dlg:width="125" dlg:height="9" dlg:page="83" dlg:value="SWF (Macromedia Flash)"/>
      <dlg:radio dlg:id="pg84_optSWF" dlg:tab-index="191" dlg:left="6" dlg:top="62" dlg:width="125" dlg:height="9" dlg:page="84" dlg:value="SWF (Macromedia Flash)"/>
      <dlg:radio dlg:id="pg83_optSTI" dlg:tab-index="175" dlg:left="6" dlg:top="44" dlg:width="125" dlg:height="9" dlg:page="83" dlg:value="STI (Impress Template)"/>
      <dlg:radio dlg:id="pg83_optSXI" dlg:tab-index="174" dlg:left="6" dlg:top="36" dlg:width="125" dlg:height="9" dlg:page="83" dlg:value="SXI (Impress)" dlg:checked="true"/>
      <dlg:radio dlg:id="pg71_optODT" dlg:tab-index="68" dlg:left="6" dlg:top="90" dlg:width="125" dlg:height="9" dlg:page="71" dlg:value="ODT (OpenDocument Text)"/>
      <dlg:radio dlg:id="pg81_optODT" dlg:tab-index="45" dlg:left="6" dlg:top="171" dlg:width="125" dlg:height="9" dlg:page="81" dlg:value="ODT (OpenDocument Text)"/>
      <dlg:radio dlg:id="pg73_optODP" dlg:tab-index="149" dlg:left="6" dlg:top="89" dlg:width="125" dlg:height="9" dlg:page="73" dlg:value="ODP (OpenDocument Presentation)"/>
      <dlg:radio dlg:id="pg83_optODP" dlg:tab-index="181" dlg:left="6" dlg:top="98" dlg:width="125" dlg:height="9" dlg:page="83" dlg:value="ODP (OpenDocument Presentation)"/>
      <dlg:radio dlg:id="pg72_optODS" dlg:tab-index="58" dlg:left="6" dlg:top="117" dlg:width="125" dlg:height="9" dlg:page="72" dlg:value="ODS (OpenDocument Spreadsheet)"/>
      <dlg:radio dlg:id="pg82_optODS" dlg:tab-index="26" dlg:left="6" dlg:top="188" dlg:width="125" dlg:height="9" dlg:page="82" dlg:value="ODS (OpenDocument Spreadsheet)"/>
      <dlg:radio dlg:id="pg74_optODG" dlg:tab-index="167" dlg:left="6" dlg:top="136" dlg:width="125" dlg:height="8" dlg:page="74" dlg:value="ODG (OpenDocument Drawing)"/>
      <dlg:radio dlg:id="pg84_optODG" dlg:tab-index="193" dlg:left="6" dlg:top="80" dlg:width="125" dlg:height="8" dlg:page="84" dlg:value="ODG (OpenDocument Drawing)"/>
    </dlg:radiogroup>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ocConverter_GUI"/>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